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591cm" fo:min-width="22.348cm" fo:padding-top="0.128cm" fo:padding-bottom="0.128cm" fo:padding-left="0.256cm" fo:padding-right="0.256cm" fo:wrap-option="no-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2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b2b2b2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11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11">
      <style:graphic-properties draw:stroke="non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b2b2b2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b2b2b2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solid" svg:stroke-width="0.212cm" svg:stroke-color="#cc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7" style:family="graphic" style:parent-style-name="standard" style:list-style-name="L11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11">
      <style:graphic-properties draw:stroke="non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11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b2b2b2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b2b2b2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b2b2b2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11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11">
      <style:graphic-properties draw:stroke="non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11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11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b2b2b2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83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b2b2b2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b2b2b2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11">
      <style:graphic-properties draw:stroke="non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97" style:family="graphic" style:parent-style-name="standard" style:list-style-name="L11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98" style:family="graphic" style:parent-style-name="standard" style:list-style-name="L11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11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100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b2b2b2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102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103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104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105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b2b2b2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106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b2b2b2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10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10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6" style:family="graphic" style:parent-style-name="standard" style:list-style-name="L11">
      <style:graphic-properties draw:stroke="non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117" style:family="graphic" style:parent-style-name="standard" style:list-style-name="L11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11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119" style:family="graphic" style:parent-style-name="standard" style:list-style-name="L11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121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b2b2b2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123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124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125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126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b2b2b2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127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b2b2b2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12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6" style:family="graphic" style:parent-style-name="standard" style:list-style-name="L11">
      <style:graphic-properties draw:stroke="non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137" style:family="graphic" style:parent-style-name="standard" style:list-style-name="L11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11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11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141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143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144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145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146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b2b2b2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147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b2b2b2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6" style:family="graphic" style:parent-style-name="standard" style:list-style-name="L11">
      <style:graphic-properties draw:stroke="non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157" style:family="graphic" style:parent-style-name="standard" style:list-style-name="L11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11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159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161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162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163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165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b2b2b2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16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5" style:family="graphic" style:parent-style-name="standard" style:list-style-name="L11">
      <style:graphic-properties draw:stroke="non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176" style:family="graphic" style:parent-style-name="standard" style:list-style-name="L11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177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178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181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182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183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184" style:family="graphic" style:parent-style-name="standard" style:list-style-name="L9">
      <style:graphic-properties draw:stroke="solid" svg:stroke-width="0.079cm" svg:stroke-color="#000000" draw:stroke-linejoin="miter" svg:stroke-linecap="square" draw:fill="solid" draw:fill-color="#000000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18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3" style:family="graphic" style:parent-style-name="standard" style:list-style-name="L11">
      <style:graphic-properties draw:stroke="non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194" style:family="graphic" style:parent-style-name="standard" style:list-style-name="L11">
      <style:graphic-properties draw:stroke="none" draw:fill="none" draw:fill-color="#ffffff" draw:textarea-horizontal-align="justify" draw:textarea-vertical-align="middle" draw:auto-grow-height="false" fo:min-height="1.433cm" fo:min-width="1.405cm" fo:padding-top="0.13cm" fo:padding-bottom="0.13cm" fo:padding-left="0.25cm" fo:padding-right="0.25cm" fo:wrap-option="no-wrap" draw:shadow-color="#808080"/>
    </style:style>
    <style:style style:name="gr19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7" style:family="graphic" style:parent-style-name="standard">
      <style:graphic-properties draw:stroke="solid" svg:stroke-width="0.079cm" svg:stroke-color="#cc0000" draw:marker-end="msArrowEnd_20_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cm" fo:min-width="0cm" fo:padding-top="0.128cm" fo:padding-bottom="0.128cm" fo:padding-left="0.256cm" fo:padding-right="0.256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4.613cm" fo:min-width="0cm" fo:padding-top="0.128cm" fo:padding-bottom="0.128cm" fo:padding-left="0.256cm" fo:padding-right="0.256cm" fo:wrap-option="wrap" draw:shadow-color="#808080"/>
    </style:style>
    <style:style style:name="pr3" style:family="presentation" style:parent-style-name="Default-notes">
      <style:graphic-properties draw:fill-color="#ffffff" fo:min-height="11.5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97cm" fo:min-width="0cm" fo:padding-top="0.128cm" fo:padding-bottom="0.128cm" fo:padding-left="0.256cm" fo:padding-right="0.256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81cm" fo:min-width="0cm" fo:padding-top="0.128cm" fo:padding-bottom="0.128cm" fo:padding-left="0.256cm" fo:padding-right="0.256cm" fo:wrap-option="wrap" draw:shadow-color="#808080"/>
    </style:style>
    <style:style style:name="P1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46cm" fo:margin-bottom="0cm" fo:text-indent="0cm"/>
    </style:style>
    <style:style style:name="P8" style:family="paragraph">
      <style:paragraph-properties fo:margin-left="0cm" fo:margin-right="0cm" fo:margin-top="0.211cm" fo:margin-bottom="0cm" fo:text-indent="0cm"/>
    </style:style>
    <style:style style:name="P9" style:family="paragraph">
      <style:paragraph-properties fo:margin-left="0cm" fo:margin-right="0cm" fo:margin-top="0.246cm" fo:margin-bottom="0cm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0" style:family="paragraph">
      <style:paragraph-properties fo:margin-left="0.952cm" fo:margin-right="0cm" fo:margin-top="0.158cm" fo:margin-bottom="0cm" fo:line-height="100%" fo:text-indent="-0.952cm"/>
    </style:style>
    <style:style style:name="P11" style:family="paragraph">
      <style:paragraph-properties fo:margin-left="0.952cm" fo:margin-right="0cm" fo:margin-top="0.158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margin-left="0cm" fo:margin-right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14" style:family="paragraph">
      <style:paragraph-properties fo:margin-left="0cm" fo:margin-right="0cm" fo:line-height="70%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line-height="70%" fo:text-align="center" fo:text-indent="0cm" style:writing-mode="lr-tb" style:font-independent-line-spacing="true"/>
    </style:style>
    <style:style style:name="P16" style:family="paragraph">
      <style:paragraph-properties fo:margin-left="0cm" fo:margin-right="0cm" fo:line-height="100%" fo:text-align="center" fo:text-indent="0cm"/>
    </style:style>
    <style:style style:name="P17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="solid" draw:fill-color="#b2b2b2"/>
      <style:paragraph-properties fo:margin-left="0cm" fo:margin-right="0cm" fo:line-height="100%" fo:text-align="center" fo:text-indent="0cm" style:writing-mode="lr-tb" style:font-independent-line-spacing="true"/>
    </style:style>
    <style:style style:name="P20" style:family="paragraph">
      <loext:graphic-properties draw:fill="solid" draw:fill-color="#b2b2b2"/>
      <style:paragraph-properties fo:margin-left="0cm" fo:margin-right="0cm" fo:line-height="70%" fo:text-align="center" fo:text-indent="0cm" style:writing-mode="lr-tb" style:font-independent-line-spacing="true"/>
    </style:style>
    <style:style style:name="P21" style:family="paragraph">
      <loext:graphic-properties draw:fill="solid" draw:fill-color="#000000"/>
      <style:paragraph-properties fo:margin-left="0cm" fo:margin-right="0cm" fo:line-height="100%" fo:text-align="center" fo:text-indent="0cm" style:writing-mode="lr-tb" style:font-independent-line-spacing="true"/>
    </style:style>
    <style:style style:name="P22" style:family="paragraph">
      <loext:graphic-properties draw:fill="solid" draw:fill-color="#000000"/>
      <style:paragraph-properties fo:margin-left="0cm" fo:margin-right="0cm" fo:line-height="70%" fo:text-align="center" fo:text-indent="0cm" style:writing-mode="lr-tb" style:font-independent-line-spacing="true"/>
    </style:style>
    <style:style style:name="P23" style:family="paragraph">
      <style:paragraph-properties fo:margin-left="0.952cm" fo:margin-right="0cm" fo:margin-top="0.211cm" fo:margin-bottom="0cm" fo:text-indent="-0.952cm"/>
    </style:style>
    <style:style style:name="T1" style:family="text">
      <style:text-properties fo:font-size="9pt" fo:language="en" fo:country="US" fo:font-style="normal" fo:font-weight="bold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/>
    </style:style>
    <style:style style:name="T2" style:family="text">
      <style:text-properties fo:color="#cc0000" fo:font-size="44pt" fo:language="en" fo:country="US" style:font-size-asian="44pt" style:language-asian="en" style:country-asian="US" style:font-size-complex="44pt" style:language-complex="en" style:country-complex="US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language="en" fo:country="IN" fo:font-style="italic" style:language-asian="en" style:country-asian="IN" style:font-style-asian="italic" style:language-complex="en" style:country-complex="IN" style:font-style-complex="italic"/>
    </style:style>
    <style:style style:name="T5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6" style:family="text">
      <style:text-properties fo:color="#cc000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7" style:family="text">
      <style:text-properties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8" style:family="text">
      <style:text-properties style:text-position="30% 58%" fo:language="en" fo:country="US" style:language-asian="en" style:country-asian="US" style:language-complex="en" style:country-complex="US"/>
    </style:style>
    <style:style style:name="T9" style:family="text">
      <style:text-properties fo:language="en" fo:country="IN" style:language-asian="en" style:country-asian="IN" style:language-complex="en" style:country-complex="IN"/>
    </style:style>
    <style:style style:name="T10" style:family="text">
      <style:text-properties style:font-name="Courier New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1" style:family="text">
      <style:text-properties style:font-name="Courier New" fo:font-size="18pt" fo:language="en" fo:country="US" fo:font-style="italic" fo:font-weight="bold" style:font-size-asian="18pt" style:language-asian="en" style:country-asian="US" style:font-style-asian="italic" style:font-weight-asian="bold" style:font-size-complex="18pt" style:language-complex="en" style:country-complex="US" style:font-style-complex="italic" style:font-weight-complex="bold"/>
    </style:style>
    <style:style style:name="T12" style:family="text">
      <style:text-properties style:font-name="Symbol" fo:font-size="18pt" fo:language="en" fo:country="US" fo:font-weight="bold" style:font-name-asian="Symbol" style:font-size-asian="18pt" style:language-asian="en" style:country-asian="US" style:font-weight-asian="bold" style:font-name-complex="Symbol" style:font-size-complex="18pt" style:language-complex="en" style:country-complex="US" style:font-weight-complex="bold"/>
    </style:style>
    <style:style style:name="T13" style:family="text">
      <style:text-properties fo:color="#0033cc" style:font-name="Courier New" fo:language="en" fo:country="US" fo:font-style="normal" fo:font-weight="bold" style:language-asian="en" style:country-asian="US" style:font-style-asian="normal" style:font-weight-asian="bold" style:language-complex="en" style:country-complex="US" style:font-style-complex="normal" style:font-weight-complex="bold"/>
    </style:style>
    <style:style style:name="T14" style:family="text">
      <style:text-properties fo:color="#0033cc" style:font-name="Times New Roman" fo:language="en" fo:country="US" fo:font-weight="bold" style:language-asian="en" style:country-asian="US" style:font-weight-asian="bold" style:language-complex="en" style:country-complex="US" style:font-weight-complex="bold"/>
    </style:style>
    <style:style style:name="T15" style:family="text">
      <style:text-properties fo:color="#0033cc" style:font-name="Symbol" fo:font-size="40pt" fo:language="en" fo:country="US" fo:font-style="normal" style:font-name-asian="Symbol" style:font-size-asian="40pt" style:language-asian="en" style:country-asian="US" style:font-style-asian="normal" style:font-name-complex="Symbol" style:font-size-complex="40pt" style:language-complex="en" style:country-complex="US" style:font-style-complex="normal"/>
    </style:style>
    <style:style style:name="T16" style:family="text">
      <style:text-properties style:font-name="Times New Roman" fo:language="en" fo:country="US" fo:font-weight="bold" style:language-asian="en" style:country-asian="US" style:font-weight-asian="bold" style:language-complex="en" style:country-complex="US" style:font-weight-complex="bold"/>
    </style:style>
    <style:style style:name="T17" style:family="text">
      <style:text-properties fo:color="#0033cc" style:font-name="Times New Roman" fo:font-size="40pt" fo:language="en" fo:country="US" fo:font-style="normal" style:font-size-asian="40pt" style:language-asian="en" style:country-asian="US" style:font-style-asian="normal" style:font-size-complex="40pt" style:language-complex="en" style:country-complex="US" style:font-style-complex="normal"/>
    </style:style>
    <style:style style:name="T18" style:family="text">
      <style:text-properties style:font-name="Times New Roman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9" style:family="text">
      <style:text-properties style:font-name="Times New Roman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20" style:family="text">
      <style:text-properties style:font-name="Times New Roman" fo:font-size="28pt" fo:language="en" fo:country="US" fo:font-style="normal" fo:font-weight="bold" style:font-name-asian="Times New Roman" style:font-size-asian="28pt" style:language-asian="en" style:country-asian="US" style:font-style-asian="normal" style:font-weight-asian="bold" style:font-name-complex="Times New Roman" style:font-size-complex="28pt" style:language-complex="en" style:country-complex="US" style:font-style-complex="normal" style:font-weight-complex="bold"/>
    </style:style>
    <style:style style:name="T21" style:family="text">
      <style:text-properties fo:color="#0033cc" style:font-name="Times New Roman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2" style:family="text">
      <style:text-properties fo:color="#cc0000" style:font-name="Times New Roman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3" style:family="text">
      <style:text-properties style:font-name="Times New Roman" fo:font-size="24pt" fo:language="en" fo:country="US" fo:font-style="normal" fo:font-weight="bold" style:font-size-asian="24pt" style:language-asian="en" style:country-asian="US" style:font-style-asian="normal" style:font-weight-asian="bold" style:font-size-complex="24pt" style:language-complex="en" style:country-complex="US" style:font-style-complex="normal" style:font-weight-complex="bold"/>
    </style:style>
    <style:style style:name="T24" style:family="text">
      <style:text-properties fo:font-size="24pt" fo:language="en" fo:country="IN" style:font-size-asian="24pt" style:language-asian="en" style:country-asian="IN" style:font-size-complex="24pt" style:language-complex="en" style:country-complex="IN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cc0000" fo:font-size="100%"/>
      </text:list-level-style-number>
    </text:list-style>
    <text:list-style style:name="L3">
      <text:list-level-style-number text:level="1" style:num-format="">
        <style:list-level-properties/>
        <style:text-properties fo:color="#0033cc" fo:font-size="85%"/>
      </text:list-level-style-number>
      <text:list-level-style-bullet text:level="2" text:bullet-char="■">
        <style:list-level-properties text:space-before="1.27cm"/>
        <style:text-properties style:font-name="Times New Roman" fo:color="#cc0000" fo:font-size="85%"/>
      </text:list-level-style-bullet>
      <text:list-level-style-bullet text:level="3" text:bullet-char="○">
        <style:list-level-properties text:space-before="2.54cm"/>
        <style:text-properties style:font-name="Times New Roman" fo:color="#0033cc" fo:font-size="85%"/>
      </text:list-level-style-bullet>
      <text:list-level-style-bullet text:level="4" text:bullet-char="">
        <style:list-level-properties text:space-before="3.81cm"/>
        <style:text-properties fo:font-family="Wingdings" style:font-pitch="variable" style:font-charset="x-symbol" fo:color="#0033cc" fo:font-size="65%"/>
      </text:list-level-style-bullet>
      <text:list-level-style-bullet text:level="5" text:bullet-char="–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–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–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–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–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–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min-label-width="0.952cm"/>
        <style:text-properties style:font-name="Times New Roman" fo:color="#0033cc" fo:font-size="85%"/>
      </text:list-level-style-bullet>
      <text:list-level-style-bullet text:level="2" text:bullet-char="■">
        <style:list-level-properties text:space-before="1.27cm" text:min-label-width="0.793cm"/>
        <style:text-properties style:font-name="Times New Roman" fo:color="#cc0000" fo:font-size="85%"/>
      </text:list-level-style-bullet>
      <text:list-level-style-bullet text:level="3" text:bullet-char="○">
        <style:list-level-properties text:space-before="2.54cm" text:min-label-width="0.635cm"/>
        <style:text-properties style:font-name="Times New Roman" fo:color="#0033cc" fo:font-size="85%"/>
      </text:list-level-style-bullet>
      <text:list-level-style-bullet text:level="4" text:bullet-char="">
        <style:list-level-properties text:space-before="3.81cm" text:min-label-width="0.635cm"/>
        <style:text-properties fo:font-family="Wingdings" style:font-pitch="variable" style:font-charset="x-symbol" fo:color="#0033cc" fo:font-size="65%"/>
      </text:list-level-style-bullet>
      <text:list-level-style-bullet text:level="5" text:bullet-char="–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–">
        <style:list-level-properties text:space-before="5.08cm" text:min-label-width="0.635cm"/>
        <style:text-properties style:font-name="Times New Roman" fo:color="#0033cc" fo:font-size="100%"/>
      </text:list-level-style-bullet>
      <text:list-level-style-bullet text:level="2" text:bullet-char="■">
        <style:list-level-properties text:space-before="1.27cm" text:min-label-width="0.793cm"/>
        <style:text-properties style:font-name="Times New Roman" fo:color="#cc0000" fo:font-size="85%"/>
      </text:list-level-style-bullet>
      <text:list-level-style-bullet text:level="3" text:bullet-char="○">
        <style:list-level-properties text:space-before="2.54cm" text:min-label-width="0.635cm"/>
        <style:text-properties style:font-name="Times New Roman" fo:color="#0033cc" fo:font-size="85%"/>
      </text:list-level-style-bullet>
      <text:list-level-style-bullet text:level="4" text:bullet-char="">
        <style:list-level-properties text:space-before="3.81cm" text:min-label-width="0.635cm"/>
        <style:text-properties fo:font-family="Wingdings" style:font-pitch="variable" style:font-charset="x-symbol" fo:color="#0033cc" fo:font-size="65%"/>
      </text:list-level-style-bullet>
      <text:list-level-style-bullet text:level="5" text:bullet-char="–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33cc" fo:font-size="85%"/>
      </text:list-level-style-number>
      <text:list-level-style-bullet text:level="2" text:bullet-char="■">
        <style:list-level-properties text:space-before="1.27cm" text:min-label-width="0.793cm"/>
        <style:text-properties style:font-name="Times New Roman" fo:color="#cc0000" fo:font-size="85%"/>
      </text:list-level-style-bullet>
      <text:list-level-style-bullet text:level="3" text:bullet-char="○">
        <style:list-level-properties text:space-before="2.54cm" text:min-label-width="0.635cm"/>
        <style:text-properties style:font-name="Times New Roman" fo:color="#0033cc" fo:font-size="85%"/>
      </text:list-level-style-bullet>
      <text:list-level-style-bullet text:level="4" text:bullet-char="">
        <style:list-level-properties text:space-before="3.81cm" text:min-label-width="0.635cm"/>
        <style:text-properties fo:font-family="Wingdings" style:font-pitch="variable" style:font-charset="x-symbol" fo:color="#0033cc" fo:font-size="65%"/>
      </text:list-level-style-bullet>
      <text:list-level-style-bullet text:level="5" text:bullet-char="–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 332: Algorithms" draw:style-name="dp1" draw:master-page-name="Default" presentation:use-date-time-name="dtd1">
        <office:forms form:automatic-focus="false" form:apply-design-mode="false"/>
        <draw:custom-shape draw:name="Footer Placeholder 3" draw:style-name="gr1" draw:text-style-name="P2" draw:layer="layout" svg:width="22.86cm" svg:height="0.847cm" svg:x="1.27cm" svg:y="18.203cm">
          <text:list text:style-name="L1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</text:span><text:span text:style-name="T1"><text:date style:data-style-name="D3" text:date-value="2019-03-10">03/10/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1.59cm" svg:height="3.175cm" svg:x="1.905cm" svg:y="6.349cm" presentation:class="title" presentation:user-transformed="true">
          <draw:text-box>
            <text:list text:style-name="L2">
              <text:list-header>
                <text:p text:style-name="P3"><text:span text:style-name="T2">CS 332: Algorithms</text:span></text:p>
              </text:list-header>
            </text:list>
          </draw:text-box>
        </draw:frame>
        <draw:frame presentation:style-name="pr2" draw:text-style-name="P4" draw:layer="layout" svg:width="20.32cm" svg:height="4.868cm" svg:x="2.54cm" svg:y="11.43cm" presentation:class="subtitle" presentation:user-transformed="true">
          <draw:text-box>
            <text:list text:style-name="L3">
              <text:list-header>
                <text:p text:style-name="P5"><text:span text:style-name="T3">Graph Algorithms </text:span></text:p>
                <text:p text:style-name="P5"><text:span text:style-name="T4">https://www.cs.virginia.edu/~luebke/cs332.fall00/lecture18.ppt</text:span><text:span text:style-name="T5"><text:line-break/></text:span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2.823cm" svg:height="9.617cm" svg:x="3.236cm" svg:y="1.922cm" draw:page-number="1" presentation:class="page"/>
          <draw:frame presentation:style-name="pr3" draw:text-style-name="P6" draw:layer="layout" svg:width="14.155cm" svg:height="11.54cm" svg:x="2.57cm" svg:y="12.184cm" presentation:class="notes" presentation:placeholder="true">
            <draw:text-box/>
          </draw:frame>
        </presentation:notes>
      </draw:page>
      <draw:page draw:name="Review: Graphs" draw:style-name="dp1" draw:master-page-name="Default" presentation:use-date-time-name="dtd1">
        <draw:custom-shape draw:name="Footer Placeholder 3" draw:style-name="gr1" draw:text-style-name="P2" draw:layer="layout" svg:width="22.86cm" svg:height="0.847cm" svg:x="1.27cm" svg:y="18.203cm">
          <text:list text:style-name="L1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</text:span><text:span text:style-name="T1"><text:date style:data-style-name="D3" text:date-value="2019-03-10">03/10/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2.86cm" svg:height="2.752cm" svg:x="1.27cm" svg:y="0.635cm" presentation:class="title" presentation:user-transformed="true">
          <draw:text-box>
            <text:list text:style-name="L2">
              <text:list-header>
                <text:p text:style-name="P3"><text:span text:style-name="T3">Review: Graphs</text:span></text:p>
              </text:list-header>
            </text:list>
          </draw:text-box>
        </draw:frame>
        <draw:frame presentation:style-name="pr5" draw:text-style-name="P4" draw:layer="layout" svg:width="22.86cm" svg:height="12.065cm" svg:x="1.27cm" svg:y="4.232cm" presentation:class="outline" presentation:user-transformed="true">
          <draw:text-box>
            <text:list text:style-name="L4">
              <text:list-item>
                <text:p text:style-name="P5"><text:span text:style-name="T3">A graph G = (V, E)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3">V = set of vertices, E = set of edges </text:span></text:p>
                  </text:list-item>
                  <text:list-item>
                    <text:p text:style-name="P7"><text:span text:style-name="T6">Dense</text:span><text:span text:style-name="T5"> </text:span><text:span text:style-name="T3">graph: |E| </text:span><text:span text:style-name="T7"></text:span><text:span text:style-name="T3"> |V|</text:span><text:span text:style-name="T8">2</text:span><text:span text:style-name="T3">; </text:span><text:span text:style-name="T6">Sparse</text:span><text:span text:style-name="T3"> graph: |E| </text:span><text:span text:style-name="T7"></text:span><text:span text:style-name="T3"> |V|</text:span></text:p>
                  </text:list-item>
                  <text:list-item>
                    <text:p text:style-name="P7"><text:span text:style-name="T6">Undirected graph:</text:span></text:p>
                    <text:list>
                      <text:list-item>
                        <text:p text:style-name="P8"><text:span text:style-name="T3">Edge (u,v) = edge (v,u)</text:span></text:p>
                      </text:list-item>
                      <text:list-item>
                        <text:p text:style-name="P8"><text:span text:style-name="T3">No self-loops</text:span></text:p>
                      </text:list-item>
                    </text:list>
                  </text:list-item>
                  <text:list-item>
                    <text:p text:style-name="P7"><text:span text:style-name="T6">Directed</text:span><text:span text:style-name="T3"> graph:</text:span></text:p>
                    <text:list>
                      <text:list-item>
                        <text:p text:style-name="P8"><text:span text:style-name="T3">Edge (u,v) goes from vertex u to vertex v, notated u</text:span><text:span text:style-name="T7"></text:span><text:span text:style-name="T3">v</text:span></text:p>
                      </text:list-item>
                    </text:list>
                  </text:list-item>
                  <text:list-item>
                    <text:p text:style-name="P7"><text:span text:style-name="T3">A </text:span><text:span text:style-name="T6">weighted graph</text:span><text:span text:style-name="T3"> associates weights with either the edges or the vert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23cm" svg:height="9.617cm" svg:x="3.236cm" svg:y="1.922cm" draw:page-number="2" presentation:class="page"/>
          <draw:frame presentation:style-name="pr3" draw:text-style-name="P6" draw:layer="layout" svg:width="14.155cm" svg:height="11.54cm" svg:x="2.57cm" svg:y="12.184cm" presentation:class="notes" presentation:placeholder="true">
            <draw:text-box/>
          </draw:frame>
        </presentation:notes>
      </draw:page>
      <draw:page draw:name="Review: Representing Graphs" draw:style-name="dp1" draw:master-page-name="Default" presentation:use-date-time-name="dtd1">
        <draw:custom-shape draw:name="Footer Placeholder 3" draw:style-name="gr1" draw:text-style-name="P2" draw:layer="layout" svg:width="22.86cm" svg:height="0.847cm" svg:x="1.27cm" svg:y="18.203cm">
          <text:list text:style-name="L1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</text:span><text:span text:style-name="T1"><text:date style:data-style-name="D3" text:date-value="2019-03-10">03/10/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2.86cm" svg:height="2.752cm" svg:x="1.27cm" svg:y="0.635cm" presentation:class="title" presentation:user-transformed="true">
          <draw:text-box>
            <text:list text:style-name="L2">
              <text:list-header>
                <text:p text:style-name="P3"><text:span text:style-name="T3">Review: Representing Graphs</text:span></text:p>
              </text:list-header>
            </text:list>
          </draw:text-box>
        </draw:frame>
        <draw:frame presentation:style-name="pr5" draw:text-style-name="P4" draw:layer="layout" svg:width="22.86cm" svg:height="12.065cm" svg:x="1.27cm" svg:y="4.232cm" presentation:class="outline" presentation:user-transformed="true">
          <draw:text-box>
            <text:list text:style-name="L4">
              <text:list-item>
                <text:p text:style-name="P5"><text:span text:style-name="T3">Assume V = {1, 2, …, </text:span><text:span text:style-name="T5">n</text:span><text:span text:style-name="T3">}</text:span></text:p>
              </text:list-item>
              <text:list-item>
                <text:p text:style-name="P5"><text:span text:style-name="T3">An </text:span><text:span text:style-name="T6">adjacency matrix</text:span><text:span text:style-name="T5"> </text:span><text:span text:style-name="T3">represents the graph as a </text:span><text:span text:style-name="T5">n </text:span><text:span text:style-name="T3">x </text:span><text:span text:style-name="T5">n</text:span><text:span text:style-name="T3"> matrix A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3">A[</text:span><text:span text:style-name="T5">i</text:span><text:span text:style-name="T3">, </text:span><text:span text:style-name="T5">j</text:span><text:span text:style-name="T3">] </text:span><text:span text:style-name="T3"><text:tab/></text:span><text:span text:style-name="T3">= 1 if edge (</text:span><text:span text:style-name="T5">i</text:span><text:span text:style-name="T3">, </text:span><text:span text:style-name="T5">j</text:span><text:span text:style-name="T3">) </text:span><text:span text:style-name="T7"></text:span><text:span text:style-name="T3"> E <text:s text:c="2"/>(or weight of edge)</text:span><text:span text:style-name="T3"><text:line-break/></text:span><text:span text:style-name="T3"><text:tab/></text:span><text:span text:style-name="T3"><text:tab/></text:span><text:span text:style-name="T3">= 0 if edge (</text:span><text:span text:style-name="T5">i</text:span><text:span text:style-name="T3">, </text:span><text:span text:style-name="T5">j</text:span><text:span text:style-name="T3">) </text:span><text:span text:style-name="T7"></text:span><text:span text:style-name="T3"> E</text:span></text:p>
                  </text:list-item>
                  <text:list-item>
                    <text:p text:style-name="P7"><text:span text:style-name="T3">Storage requirements: O(V</text:span><text:span text:style-name="T8">2</text:span><text:span text:style-name="T3">) </text:span></text:p>
                    <text:list>
                      <text:list-item>
                        <text:p text:style-name="P8"><text:span text:style-name="T3">A dense representation</text:span></text:p>
                      </text:list-item>
                    </text:list>
                  </text:list-item>
                  <text:list-item>
                    <text:p text:style-name="P7"><text:span text:style-name="T3">But, can be very efficient for small graphs</text:span></text:p>
                    <text:list>
                      <text:list-item>
                        <text:p text:style-name="P8"><text:span text:style-name="T3">Especially if store just one bit/edge</text:span></text:p>
                      </text:list-item>
                      <text:list-item>
                        <text:p text:style-name="P8"><text:span text:style-name="T3">Undirected graph: only need one diagonal of matri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23cm" svg:height="9.617cm" svg:x="3.236cm" svg:y="1.922cm" draw:page-number="3" presentation:class="page"/>
          <draw:frame presentation:style-name="pr3" draw:text-style-name="P6" draw:layer="layout" svg:width="14.155cm" svg:height="11.54cm" svg:x="2.57cm" svg:y="12.184cm" presentation:class="notes" presentation:placeholder="true">
            <draw:text-box/>
          </draw:frame>
        </presentation:notes>
      </draw:page>
      <draw:page draw:name="Universal Sink" draw:style-name="dp1" draw:master-page-name="Default" presentation:use-date-time-name="dtd1">
        <office:forms form:automatic-focus="false" form:apply-design-mode="false"/>
        <draw:frame presentation:style-name="pr4" draw:text-style-name="P4" draw:layer="layout" svg:width="22.86cm" svg:height="2.752cm" svg:x="1.27cm" svg:y="0.635cm" presentation:class="title" presentation:user-transformed="true">
          <draw:text-box>
            <text:list text:style-name="L2">
              <text:list-header>
                <text:p text:style-name="P3"><text:span text:style-name="T9">Universal Sink</text:span></text:p>
              </text:list-header>
            </text:list>
          </draw:text-box>
        </draw:frame>
        <draw:frame presentation:style-name="pr5" draw:text-style-name="P4" draw:layer="layout" svg:width="22.86cm" svg:height="12.065cm" svg:x="1.27cm" svg:y="4.232cm" presentation:class="outline" presentation:user-transformed="true">
          <draw:text-box>
            <text:list text:style-name="L4">
              <text:list-item>
                <text:p text:style-name="P5"><text:span text:style-name="T9">Show how to determine whether a directed </text:span><text:span text:style-name="T9">graph G contains a universal sink - a vertex </text:span><text:span text:style-name="T9">with in-degree (V-1) (V is the number of </text:span><text:span text:style-name="T9">vertices) and out-degree 0, given an adjacency </text:span><text:span text:style-name="T9">matrix for G. Can be done in O(V)</text:span></text:p>
              </text:list-item>
            </text:list>
          </draw:text-box>
        </draw:frame>
        <draw:custom-shape draw:name="Footer Placeholder 3" draw:style-name="gr1" draw:text-style-name="P2" draw:layer="layout" svg:width="22.86cm" svg:height="0.847cm" svg:x="1.27cm" svg:y="18.203cm">
          <text:list text:style-name="L1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</text:span><text:span text:style-name="T1"><text:date style:data-style-name="D3" text:date-value="2019-03-10">03/10/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823cm" svg:height="9.617cm" svg:x="3.236cm" svg:y="1.922cm" draw:page-number="4" presentation:class="page"/>
          <draw:frame presentation:style-name="pr3" draw:text-style-name="P6" draw:layer="layout" svg:width="14.155cm" svg:height="11.54cm" svg:x="2.57cm" svg:y="12.184cm" presentation:class="notes" presentation:placeholder="true">
            <draw:text-box/>
          </draw:frame>
        </presentation:notes>
        <officeooo:annotation svg:x="18.626cm" svg:y="10.301cm">
          <dc:date>2019-03-10T16:44:59</dc:date>
          <text:p>Take the adjacency matrix, begin at A[0][0]. For each A[i][j],if A[i][j]=0 :<text:tab/>Increment j by </text:p>
          <text:p>A[i][j]=1:<text:tab/>Increment I by 1</text:p>
          <text:p>Continue till j&gt;col(A)</text:p>
          <text:p>Once j&gt;col(A)</text:p>
          <text:p>Check ith col:<text:tab/>if all A[i][j]=0</text:p>
          <text:p>Check ith row: if A[i][j]=1 for j not equal I</text:p>
          <text:p>A[i][i]=0</text:p>
          <text:p/>
          <text:p/>
        </officeooo:annotation>
      </draw:page>
      <draw:page draw:name="Review: Breadth-First Search" draw:style-name="dp1" draw:master-page-name="Default" presentation:use-date-time-name="dtd1">
        <draw:custom-shape draw:name="Footer Placeholder 3" draw:style-name="gr1" draw:text-style-name="P2" draw:layer="layout" svg:width="22.86cm" svg:height="0.847cm" svg:x="1.27cm" svg:y="18.203cm">
          <text:list text:style-name="L1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</text:span><text:span text:style-name="T1"><text:date style:data-style-name="D3" text:date-value="2019-03-10">03/10/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2.86cm" svg:height="2.752cm" svg:x="1.27cm" svg:y="0.635cm" presentation:class="title" presentation:user-transformed="true">
          <draw:text-box>
            <text:list text:style-name="L2">
              <text:list-header>
                <text:p text:style-name="P3"><text:span text:style-name="T3">Review: Breadth-First Search</text:span></text:p>
              </text:list-header>
            </text:list>
          </draw:text-box>
        </draw:frame>
        <draw:frame presentation:style-name="pr5" draw:text-style-name="P4" draw:layer="layout" svg:width="22.86cm" svg:height="12.065cm" svg:x="1.27cm" svg:y="4.232cm" presentation:class="outline" presentation:user-transformed="true">
          <draw:text-box>
            <text:list text:style-name="L4">
              <text:list-item>
                <text:p text:style-name="P5"><text:span text:style-name="T3">“</text:span><text:span text:style-name="T3">Explore” a graph, turning it into a tree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3">One vertex at a time</text:span></text:p>
                  </text:list-item>
                  <text:list-item>
                    <text:p text:style-name="P7"><text:span text:style-name="T3">Expand frontier of explored vertices across the </text:span><text:span text:style-name="T6">breadth</text:span><text:span text:style-name="T3"> of the frontier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Builds a tree over the graph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3">Pick a </text:span><text:span text:style-name="T6">source vertex</text:span><text:span text:style-name="T3"> to be the root</text:span></text:p>
                  </text:list-item>
                  <text:list-item>
                    <text:p text:style-name="P7"><text:span text:style-name="T3">Find (“discover”) its children, then their children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23cm" svg:height="9.617cm" svg:x="3.236cm" svg:y="1.922cm" draw:page-number="5" presentation:class="page"/>
          <draw:frame presentation:style-name="pr3" draw:text-style-name="P6" draw:layer="layout" svg:width="14.155cm" svg:height="11.54cm" svg:x="2.57cm" svg:y="12.184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custom-shape draw:name="Footer Placeholder 3" draw:style-name="gr1" draw:text-style-name="P2" draw:layer="layout" svg:width="22.86cm" svg:height="0.847cm" svg:x="1.27cm" svg:y="18.203cm">
          <text:list text:style-name="L1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</text:span><text:span text:style-name="T1"><text:date style:data-style-name="D3" text:date-value="2019-03-10">03/10/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2.86cm" svg:height="2.752cm" svg:x="1.27cm" svg:y="0.635cm" presentation:class="title" presentation:user-transformed="true">
          <draw:text-box>
            <text:list text:style-name="L2">
              <text:list-header>
                <text:p text:style-name="P3"><text:span text:style-name="T3">Review: Breadth-First Search</text:span></text:p>
              </text:list-header>
            </text:list>
          </draw:text-box>
        </draw:frame>
        <draw:frame presentation:style-name="pr5" draw:text-style-name="P4" draw:layer="layout" svg:width="22.86cm" svg:height="12.065cm" svg:x="1.27cm" svg:y="4.232cm" presentation:class="outline" presentation:user-transformed="true">
          <draw:text-box>
            <text:list text:style-name="L4">
              <text:list-item>
                <text:p text:style-name="P5"><text:span text:style-name="T3">Again will associate vertex “colors” to guide the algorithm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3">White vertices have not been discovered</text:span></text:p>
                    <text:list>
                      <text:list-item>
                        <text:p text:style-name="P8"><text:span text:style-name="T3">All vertices start out white</text:span></text:p>
                      </text:list-item>
                    </text:list>
                  </text:list-item>
                  <text:list-item>
                    <text:p text:style-name="P7"><text:span text:style-name="T3">Grey vertices are discovered but not fully explored</text:span></text:p>
                    <text:list>
                      <text:list-item>
                        <text:p text:style-name="P8"><text:span text:style-name="T3">They may be adjacent to white vertices</text:span></text:p>
                      </text:list-item>
                    </text:list>
                  </text:list-item>
                  <text:list-item>
                    <text:p text:style-name="P7"><text:span text:style-name="T3">Black vertices are discovered and fully explored</text:span></text:p>
                    <text:list>
                      <text:list-item>
                        <text:p text:style-name="P8"><text:span text:style-name="T3">They are adjacent only to black and gray vertic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3">Explore vertices by scanning adjacency list of grey vertices</text:span></text:p>
              </text:list-item>
            </text:list>
          </draw:text-box>
        </draw:frame>
        <presentation:notes draw:style-name="dp2">
          <draw:page-thumbnail draw:style-name="gr2" draw:layer="layout" svg:width="12.823cm" svg:height="9.617cm" svg:x="3.236cm" svg:y="1.922cm" draw:page-number="6" presentation:class="page"/>
          <draw:frame presentation:style-name="pr3" draw:text-style-name="P6" draw:layer="layout" svg:width="14.155cm" svg:height="11.54cm" svg:x="2.57cm" svg:y="12.184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custom-shape draw:name="Footer Placeholder 3" draw:style-name="gr1" draw:text-style-name="P2" draw:layer="layout" svg:width="22.86cm" svg:height="0.847cm" svg:x="1.27cm" svg:y="18.203cm">
          <text:list text:style-name="L1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</text:span><text:span text:style-name="T1"><text:date style:data-style-name="D3" text:date-value="2019-03-10">03/10/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2.86cm" svg:height="2.752cm" svg:x="1.27cm" svg:y="0.635cm" presentation:class="title" presentation:user-transformed="true">
          <draw:text-box>
            <text:list text:style-name="L2">
              <text:list-header>
                <text:p text:style-name="P3"><text:span text:style-name="T3">Review: Breadth-First Search</text:span></text:p>
              </text:list-header>
            </text:list>
          </draw:text-box>
        </draw:frame>
        <draw:frame presentation:style-name="pr5" draw:text-style-name="P4" draw:layer="layout" svg:width="22.86cm" svg:height="12.065cm" svg:x="1.27cm" svg:y="4.232cm" presentation:class="outline" presentation:user-transformed="true">
          <draw:text-box>
            <text:list text:style-name="L7">
              <text:list-header>
                <text:p text:style-name="P10"><text:span text:style-name="T10">BFS(G, s) {</text:span></text:p>
                <text:p text:style-name="P10"><text:span text:style-name="T10"><text:s text:c="4"/></text:span><text:span text:style-name="T10">initialize vertices;</text:span></text:p>
                <text:p text:style-name="P11"><text:span text:style-name="T10"><text:s text:c="4"/></text:span><text:span text:style-name="T10">Q = {s};</text:span><text:span text:style-name="T10"><text:tab/></text:span><text:span text:style-name="T10"><text:tab/></text:span><text:span text:style-name="T11">// Q is a queue (duh); initialize to s</text:span></text:p>
                <text:p text:style-name="P10"><text:span text:style-name="T10"><text:s text:c="4"/></text:span><text:span text:style-name="T10">while (Q not empty) { <text:s text:c="3"/></text:span></text:p>
                <text:p text:style-name="P10"><text:span text:style-name="T10"><text:s text:c="8"/></text:span><text:span text:style-name="T10">u = RemoveTop(Q);</text:span></text:p>
                <text:p text:style-name="P10"><text:span text:style-name="T10"><text:s text:c="8"/></text:span><text:span text:style-name="T10">for each v </text:span><text:span text:style-name="T12"></text:span><text:span text:style-name="T10"> u-&gt;adj {</text:span></text:p>
                <text:p text:style-name="P10"><text:span text:style-name="T10"><text:s text:c="12"/></text:span><text:span text:style-name="T10">if (v-&gt;color == WHITE)</text:span></text:p>
                <text:p text:style-name="P10"><text:span text:style-name="T10"><text:s text:c="16"/></text:span><text:span text:style-name="T10">v-&gt;color = GREY;</text:span></text:p>
                <text:p text:style-name="P10"><text:span text:style-name="T10"><text:s text:c="16"/></text:span><text:span text:style-name="T10">v-&gt;d = u-&gt;d + 1;</text:span></text:p>
                <text:p text:style-name="P10"><text:span text:style-name="T10"><text:s text:c="16"/></text:span><text:span text:style-name="T10">v-&gt;p = u;</text:span></text:p>
                <text:p text:style-name="P10"><text:span text:style-name="T10"><text:s text:c="16"/></text:span><text:span text:style-name="T10">Enqueue(Q, v);</text:span></text:p>
                <text:p text:style-name="P10"><text:span text:style-name="T10"><text:s text:c="8"/></text:span><text:span text:style-name="T10">}</text:span></text:p>
                <text:p text:style-name="P10"><text:span text:style-name="T10"><text:s text:c="8"/></text:span><text:span text:style-name="T10">u-&gt;color = BLACK;</text:span></text:p>
                <text:p text:style-name="P10"><text:span text:style-name="T10"><text:s text:c="4"/></text:span><text:span text:style-name="T10">}</text:span></text:p>
                <text:p text:style-name="P10"><text:span text:style-name="T10">}</text:span></text:p>
              </text:list-header>
            </text:list>
          </draw:text-box>
        </draw:frame>
        <draw:custom-shape draw:name="Text Box 4" draw:style-name="gr3" draw:text-style-name="P13" xml:id="id81" draw:id="id81" draw:layer="layout" svg:width="10.01cm" svg:height="1.108cm" svg:x="14.85cm" svg:y="12.532cm">
          <text:list text:style-name="L8">
            <text:list-header>
              <text:p text:style-name="P12"><text:span text:style-name="T13">v-&gt;p </text:span><text:span text:style-name="T14">represents the parent of 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" draw:text-style-name="P13" xml:id="id82" draw:id="id82" draw:layer="layout" svg:width="8.55cm" svg:height="1.108cm" svg:x="14.883cm" svg:y="11.549cm">
          <text:list text:style-name="L9">
            <text:list-header>
              <text:p text:style-name="P12"><text:span text:style-name="T14"><text:s/></text:span><text:span text:style-name="T13">v-&gt;d </text:span><text:span text:style-name="T14">represents level of v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8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823cm" svg:height="9.617cm" svg:x="3.236cm" svg:y="1.922cm" draw:page-number="7" presentation:class="page"/>
          <draw:frame presentation:style-name="pr3" draw:text-style-name="P6" draw:layer="layout" svg:width="14.155cm" svg:height="11.54cm" svg:x="2.57cm" svg:y="12.184cm" presentation:class="notes" presentation:placeholder="true">
            <draw:text-box/>
          </draw:frame>
        </presentation:notes>
      </draw:page>
      <draw:page draw:name="Breadth-First Search: Example" draw:style-name="dp1" draw:master-page-name="Default" presentation:use-date-time-name="dtd1">
        <draw:custom-shape draw:name="Footer Placeholder 3" draw:style-name="gr1" draw:text-style-name="P2" draw:layer="layout" svg:width="22.86cm" svg:height="0.847cm" svg:x="1.27cm" svg:y="18.203cm">
          <text:list text:style-name="L1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</text:span><text:span text:style-name="T1"><text:date style:data-style-name="D3" text:date-value="2019-03-10">03/10/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2.86cm" svg:height="2.752cm" svg:x="1.27cm" svg:y="0.635cm" presentation:class="title" presentation:user-transformed="true">
          <draw:text-box>
            <text:list text:style-name="L2">
              <text:list-header>
                <text:p text:style-name="P3"><text:span text:style-name="T3">Breadth-First Search: Example</text:span></text:p>
              </text:list-header>
            </text:list>
          </draw:text-box>
        </draw:frame>
        <draw:custom-shape draw:name="Oval 3" draw:style-name="gr5" draw:text-style-name="P15" xml:id="id2" draw:id="id2" draw:layer="layout" svg:width="2.117cm" svg:height="2.116cm" svg:x="3.175cm" svg:y="5.927cm">
          <text:list text:style-name="L10">
            <text:list-header>
              <text:p text:style-name="P14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6" draw:text-style-name="P17" xml:id="id1" draw:id="id1" draw:layer="layout" svg:width="2.117cm" svg:height="2.117cm" svg:x="3.175cm" svg:y="10.16cm">
          <text:list text:style-name="L10">
            <text:list-header>
              <text:p text:style-name="P16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7" draw:text-style-name="P17" xml:id="id3" draw:id="id3" draw:layer="layout" svg:width="2.117cm" svg:height="2.116cm" svg:x="8.89cm" svg:y="5.927cm">
          <text:list text:style-name="L10">
            <text:list-header>
              <text:p text:style-name="P16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8" draw:text-style-name="P17" xml:id="id4" draw:id="id4" draw:layer="layout" svg:width="2.117cm" svg:height="2.117cm" svg:x="8.89cm" svg:y="10.16cm">
          <text:list text:style-name="L10">
            <text:list-header>
              <text:p text:style-name="P16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9" draw:text-style-name="P17" xml:id="id5" draw:id="id5" draw:layer="layout" svg:width="2.117cm" svg:height="2.116cm" svg:x="14.605cm" svg:y="5.927cm">
          <text:list text:style-name="L10">
            <text:list-header>
              <text:p text:style-name="P16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10" draw:text-style-name="P17" xml:id="id6" draw:id="id6" draw:layer="layout" svg:width="2.117cm" svg:height="2.117cm" svg:x="14.605cm" svg:y="10.16cm">
          <text:list text:style-name="L10">
            <text:list-header>
              <text:p text:style-name="P16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11" draw:text-style-name="P17" xml:id="id7" draw:id="id7" draw:layer="layout" svg:width="2.117cm" svg:height="2.116cm" svg:x="20.32cm" svg:y="5.927cm">
          <text:list text:style-name="L10">
            <text:list-header>
              <text:p text:style-name="P16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12" draw:text-style-name="P17" xml:id="id8" draw:id="id8" draw:layer="layout" svg:width="2.117cm" svg:height="2.117cm" svg:x="20.32cm" svg:y="10.16cm">
          <text:list text:style-name="L10">
            <text:list-header>
              <text:p text:style-name="P16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" draw:style-name="gr13" draw:text-style-name="P17" draw:layer="layout" svg:width="0.777cm" svg:height="1.108cm" svg:x="3.845cm" svg:y="4.657cm">
          <text:list text:style-name="L11">
            <text:list-header>
              <text:p text:style-name="P16"><text:span text:style-name="T16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14" draw:text-style-name="P17" draw:layer="layout" svg:width="0.777cm" svg:height="1.108cm" svg:x="9.529cm" svg:y="4.657cm">
          <text:list text:style-name="L11">
            <text:list-header>
              <text:p text:style-name="P16"><text:span text:style-name="T16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5" draw:text-style-name="P17" draw:layer="layout" svg:width="0.697cm" svg:height="1.108cm" svg:x="15.253cm" svg:y="4.657cm">
          <text:list text:style-name="L11">
            <text:list-header>
              <text:p text:style-name="P16"><text:span text:style-name="T16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16" draw:text-style-name="P17" draw:layer="layout" svg:width="0.896cm" svg:height="1.108cm" svg:x="20.84cm" svg:y="4.657cm">
          <text:list text:style-name="L11">
            <text:list-header>
              <text:p text:style-name="P16"><text:span text:style-name="T16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7" draw:text-style-name="P17" draw:layer="layout" svg:width="0.815cm" svg:height="1.108cm" svg:x="3.797cm" svg:y="12.277cm">
          <text:list text:style-name="L11">
            <text:list-header>
              <text:p text:style-name="P16"><text:span text:style-name="T16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8" draw:text-style-name="P17" draw:layer="layout" svg:width="0.972cm" svg:height="1.108cm" svg:x="9.495cm" svg:y="12.277cm">
          <text:list text:style-name="L11">
            <text:list-header>
              <text:p text:style-name="P16"><text:span text:style-name="T16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9" draw:text-style-name="P17" draw:layer="layout" svg:width="0.858cm" svg:height="1.108cm" svg:x="15.327cm" svg:y="12.277cm">
          <text:list text:style-name="L11">
            <text:list-header>
              <text:p text:style-name="P16"><text:span text:style-name="T16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20" draw:text-style-name="P17" draw:layer="layout" svg:width="0.815cm" svg:height="1.108cm" svg:x="21.127cm" svg:y="12.277cm">
          <text:list text:style-name="L11">
            <text:list-header>
              <text:p text:style-name="P16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21" draw:text-style-name="P18" draw:layer="layout" draw:type="line" svg:x1="4.232cm" svg:y1="10.119cm" svg:x2="4.234cm" svg:y2="8.081cm" draw:start-shape="id1" draw:start-glue-point="4" draw:end-shape="id2" draw:end-glue-point="8" svg:d="M4232 10119l2-2038" svg:viewBox="0 0 3 2039">
          <text:p/>
        </draw:connector>
        <draw:connector draw:name="AutoShape 20" draw:style-name="gr21" draw:text-style-name="P18" draw:layer="layout" draw:type="line" svg:x1="5.33cm" svg:y1="6.984cm" svg:x2="8.85cm" svg:y2="6.986cm" draw:start-shape="id2" draw:start-glue-point="10" draw:end-shape="id3" draw:end-glue-point="6" svg:d="M5330 6984l3520 2" svg:viewBox="0 0 3521 3">
          <text:p/>
        </draw:connector>
        <draw:connector draw:name="AutoShape 21" draw:style-name="gr21" draw:text-style-name="P18" draw:layer="layout" draw:type="line" svg:x1="9.947cm" svg:y1="8.082cm" svg:x2="9.949cm" svg:y2="10.12cm" draw:start-shape="id3" draw:start-glue-point="8" draw:end-shape="id4" draw:end-glue-point="4" svg:d="M9947 8082l2 2038" svg:viewBox="0 0 3 2039">
          <text:p/>
        </draw:connector>
        <draw:connector draw:name="AutoShape 22" draw:style-name="gr21" draw:text-style-name="P18" draw:layer="layout" draw:type="line" svg:x1="10.698cm" svg:y1="10.428cm" svg:x2="14.915cm" svg:y2="7.772cm" draw:start-shape="id4" draw:start-glue-point="11" draw:end-shape="id5" draw:end-glue-point="7" svg:d="M10698 10428l4217-2656" svg:viewBox="0 0 4218 2657">
          <text:p/>
        </draw:connector>
        <draw:connector draw:name="AutoShape 23" draw:style-name="gr21" draw:text-style-name="P18" draw:layer="layout" draw:type="line" svg:x1="11.045cm" svg:y1="11.217cm" svg:x2="14.565cm" svg:y2="11.219cm" draw:start-shape="id4" draw:start-glue-point="10" draw:end-shape="id6" draw:end-glue-point="6" svg:d="M11045 11217l3520 2" svg:viewBox="0 0 3521 3">
          <text:p/>
        </draw:connector>
        <draw:connector draw:name="AutoShape 24" draw:style-name="gr21" draw:text-style-name="P18" draw:layer="layout" draw:type="line" svg:x1="15.662cm" svg:y1="10.119cm" svg:x2="15.664cm" svg:y2="8.081cm" draw:start-shape="id6" draw:start-glue-point="4" draw:end-shape="id5" draw:end-glue-point="8" svg:d="M15662 10119l2-2038" svg:viewBox="0 0 3 2039">
          <text:p/>
        </draw:connector>
        <draw:connector draw:name="AutoShape 25" draw:style-name="gr21" draw:text-style-name="P18" draw:layer="layout" draw:type="line" svg:x1="16.76cm" svg:y1="6.984cm" svg:x2="20.28cm" svg:y2="6.986cm" draw:start-shape="id5" draw:start-glue-point="10" draw:end-shape="id7" draw:end-glue-point="6" svg:d="M16760 6984l3520 2" svg:viewBox="0 0 3521 3">
          <text:p/>
        </draw:connector>
        <draw:connector draw:name="AutoShape 26" draw:style-name="gr21" draw:text-style-name="P18" draw:layer="layout" draw:type="line" svg:x1="16.76cm" svg:y1="11.217cm" svg:x2="20.28cm" svg:y2="11.219cm" draw:start-shape="id6" draw:start-glue-point="10" draw:end-shape="id8" draw:end-glue-point="6" svg:d="M16760 11217l3520 2" svg:viewBox="0 0 3521 3">
          <text:p/>
        </draw:connector>
        <draw:connector draw:name="AutoShape 27" draw:style-name="gr21" draw:text-style-name="P18" draw:layer="layout" draw:type="line" svg:x1="21.377cm" svg:y1="10.119cm" svg:x2="21.379cm" svg:y2="8.081cm" draw:start-shape="id8" draw:start-glue-point="4" draw:end-shape="id7" draw:end-glue-point="8" svg:d="M21377 10119l2-2038" svg:viewBox="0 0 3 2039">
          <text:p/>
        </draw:connector>
        <presentation:notes draw:style-name="dp2">
          <draw:page-thumbnail draw:style-name="gr2" draw:layer="layout" svg:width="12.823cm" svg:height="9.617cm" svg:x="3.236cm" svg:y="1.922cm" draw:page-number="8" presentation:class="page"/>
          <draw:frame presentation:style-name="pr3" draw:text-style-name="P6" draw:layer="layout" svg:width="14.155cm" svg:height="11.54cm" svg:x="2.57cm" svg:y="12.184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custom-shape draw:name="Footer Placeholder 3" draw:style-name="gr1" draw:text-style-name="P2" draw:layer="layout" svg:width="22.86cm" svg:height="0.847cm" svg:x="1.27cm" svg:y="18.203cm">
          <text:list text:style-name="L1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</text:span><text:span text:style-name="T1"><text:date style:data-style-name="D3" text:date-value="2019-03-10">03/10/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2.86cm" svg:height="2.752cm" svg:x="1.27cm" svg:y="0.635cm" presentation:class="title" presentation:user-transformed="true">
          <draw:text-box>
            <text:list text:style-name="L2">
              <text:list-header>
                <text:p text:style-name="P3"><text:span text:style-name="T3">Breadth-First Search: Example</text:span></text:p>
              </text:list-header>
            </text:list>
          </draw:text-box>
        </draw:frame>
        <draw:custom-shape draw:name="Oval 3" draw:style-name="gr22" draw:text-style-name="P15" xml:id="id10" draw:id="id10" draw:layer="layout" svg:width="2.117cm" svg:height="2.116cm" svg:x="3.175cm" svg:y="5.927cm">
          <text:list text:style-name="L10">
            <text:list-header>
              <text:p text:style-name="P14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23" draw:text-style-name="P17" xml:id="id9" draw:id="id9" draw:layer="layout" svg:width="2.117cm" svg:height="2.117cm" svg:x="3.175cm" svg:y="10.16cm">
          <text:list text:style-name="L10">
            <text:list-header>
              <text:p text:style-name="P16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24" draw:text-style-name="P19" xml:id="id11" draw:id="id11" draw:layer="layout" svg:width="2.117cm" svg:height="2.116cm" svg:x="8.89cm" svg:y="5.927cm">
          <text:list text:style-name="L9">
            <text:list-header>
              <text:p text:style-name="P16"><text:span text:style-name="T17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25" draw:text-style-name="P17" xml:id="id12" draw:id="id12" draw:layer="layout" svg:width="2.117cm" svg:height="2.117cm" svg:x="8.89cm" svg:y="10.16cm">
          <text:list text:style-name="L10">
            <text:list-header>
              <text:p text:style-name="P16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26" draw:text-style-name="P17" xml:id="id13" draw:id="id13" draw:layer="layout" svg:width="2.117cm" svg:height="2.116cm" svg:x="14.605cm" svg:y="5.927cm">
          <text:list text:style-name="L10">
            <text:list-header>
              <text:p text:style-name="P16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27" draw:text-style-name="P17" xml:id="id14" draw:id="id14" draw:layer="layout" svg:width="2.117cm" svg:height="2.117cm" svg:x="14.605cm" svg:y="10.16cm">
          <text:list text:style-name="L10">
            <text:list-header>
              <text:p text:style-name="P16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28" draw:text-style-name="P17" xml:id="id15" draw:id="id15" draw:layer="layout" svg:width="2.117cm" svg:height="2.116cm" svg:x="20.32cm" svg:y="5.927cm">
          <text:list text:style-name="L10">
            <text:list-header>
              <text:p text:style-name="P16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29" draw:text-style-name="P17" xml:id="id16" draw:id="id16" draw:layer="layout" svg:width="2.117cm" svg:height="2.117cm" svg:x="20.32cm" svg:y="10.16cm">
          <text:list text:style-name="L10">
            <text:list-header>
              <text:p text:style-name="P16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" draw:style-name="gr30" draw:text-style-name="P17" draw:layer="layout" svg:width="0.777cm" svg:height="1.108cm" svg:x="3.845cm" svg:y="4.657cm">
          <text:list text:style-name="L11">
            <text:list-header>
              <text:p text:style-name="P16"><text:span text:style-name="T16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31" draw:text-style-name="P17" draw:layer="layout" svg:width="0.777cm" svg:height="1.108cm" svg:x="9.529cm" svg:y="4.657cm">
          <text:list text:style-name="L11">
            <text:list-header>
              <text:p text:style-name="P16"><text:span text:style-name="T16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32" draw:text-style-name="P17" draw:layer="layout" svg:width="0.697cm" svg:height="1.108cm" svg:x="15.253cm" svg:y="4.657cm">
          <text:list text:style-name="L11">
            <text:list-header>
              <text:p text:style-name="P16"><text:span text:style-name="T16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33" draw:text-style-name="P17" draw:layer="layout" svg:width="0.896cm" svg:height="1.108cm" svg:x="20.84cm" svg:y="4.657cm">
          <text:list text:style-name="L11">
            <text:list-header>
              <text:p text:style-name="P16"><text:span text:style-name="T16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34" draw:text-style-name="P17" draw:layer="layout" svg:width="0.815cm" svg:height="1.108cm" svg:x="3.797cm" svg:y="12.277cm">
          <text:list text:style-name="L11">
            <text:list-header>
              <text:p text:style-name="P16"><text:span text:style-name="T16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35" draw:text-style-name="P17" draw:layer="layout" svg:width="0.972cm" svg:height="1.108cm" svg:x="9.495cm" svg:y="12.277cm">
          <text:list text:style-name="L11">
            <text:list-header>
              <text:p text:style-name="P16"><text:span text:style-name="T16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36" draw:text-style-name="P17" draw:layer="layout" svg:width="0.858cm" svg:height="1.108cm" svg:x="15.327cm" svg:y="12.277cm">
          <text:list text:style-name="L11">
            <text:list-header>
              <text:p text:style-name="P16"><text:span text:style-name="T16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37" draw:text-style-name="P17" draw:layer="layout" svg:width="0.815cm" svg:height="1.108cm" svg:x="21.127cm" svg:y="12.277cm">
          <text:list text:style-name="L11">
            <text:list-header>
              <text:p text:style-name="P16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21" draw:text-style-name="P18" draw:layer="layout" draw:type="line" svg:x1="4.232cm" svg:y1="10.119cm" svg:x2="4.234cm" svg:y2="8.081cm" draw:start-shape="id9" draw:start-glue-point="4" draw:end-shape="id10" draw:end-glue-point="8" svg:d="M4232 10119l2-2038" svg:viewBox="0 0 3 2039">
          <text:p/>
        </draw:connector>
        <draw:connector draw:name="AutoShape 20" draw:style-name="gr21" draw:text-style-name="P18" draw:layer="layout" draw:type="line" svg:x1="5.33cm" svg:y1="6.984cm" svg:x2="8.85cm" svg:y2="6.986cm" draw:start-shape="id10" draw:start-glue-point="10" draw:end-shape="id11" draw:end-glue-point="6" svg:d="M5330 6984l3520 2" svg:viewBox="0 0 3521 3">
          <text:p/>
        </draw:connector>
        <draw:connector draw:name="AutoShape 21" draw:style-name="gr21" draw:text-style-name="P18" draw:layer="layout" draw:type="line" svg:x1="9.947cm" svg:y1="8.082cm" svg:x2="9.949cm" svg:y2="10.12cm" draw:start-shape="id11" draw:start-glue-point="8" draw:end-shape="id12" draw:end-glue-point="4" svg:d="M9947 8082l2 2038" svg:viewBox="0 0 3 2039">
          <text:p/>
        </draw:connector>
        <draw:connector draw:name="AutoShape 22" draw:style-name="gr21" draw:text-style-name="P18" draw:layer="layout" draw:type="line" svg:x1="10.698cm" svg:y1="10.428cm" svg:x2="14.915cm" svg:y2="7.772cm" draw:start-shape="id12" draw:start-glue-point="11" draw:end-shape="id13" draw:end-glue-point="7" svg:d="M10698 10428l4217-2656" svg:viewBox="0 0 4218 2657">
          <text:p/>
        </draw:connector>
        <draw:connector draw:name="AutoShape 23" draw:style-name="gr21" draw:text-style-name="P18" draw:layer="layout" draw:type="line" svg:x1="11.045cm" svg:y1="11.217cm" svg:x2="14.565cm" svg:y2="11.219cm" draw:start-shape="id12" draw:start-glue-point="10" draw:end-shape="id14" draw:end-glue-point="6" svg:d="M11045 11217l3520 2" svg:viewBox="0 0 3521 3">
          <text:p/>
        </draw:connector>
        <draw:connector draw:name="AutoShape 24" draw:style-name="gr21" draw:text-style-name="P18" draw:layer="layout" draw:type="line" svg:x1="15.662cm" svg:y1="10.119cm" svg:x2="15.664cm" svg:y2="8.081cm" draw:start-shape="id14" draw:start-glue-point="4" draw:end-shape="id13" draw:end-glue-point="8" svg:d="M15662 10119l2-2038" svg:viewBox="0 0 3 2039">
          <text:p/>
        </draw:connector>
        <draw:connector draw:name="AutoShape 25" draw:style-name="gr21" draw:text-style-name="P18" draw:layer="layout" draw:type="line" svg:x1="16.76cm" svg:y1="6.984cm" svg:x2="20.28cm" svg:y2="6.986cm" draw:start-shape="id13" draw:start-glue-point="10" draw:end-shape="id15" draw:end-glue-point="6" svg:d="M16760 6984l3520 2" svg:viewBox="0 0 3521 3">
          <text:p/>
        </draw:connector>
        <draw:connector draw:name="AutoShape 26" draw:style-name="gr21" draw:text-style-name="P18" draw:layer="layout" draw:type="line" svg:x1="16.76cm" svg:y1="11.217cm" svg:x2="20.28cm" svg:y2="11.219cm" draw:start-shape="id14" draw:start-glue-point="10" draw:end-shape="id16" draw:end-glue-point="6" svg:d="M16760 11217l3520 2" svg:viewBox="0 0 3521 3">
          <text:p/>
        </draw:connector>
        <draw:connector draw:name="AutoShape 27" draw:style-name="gr21" draw:text-style-name="P18" draw:layer="layout" draw:type="line" svg:x1="21.377cm" svg:y1="10.119cm" svg:x2="21.379cm" svg:y2="8.081cm" draw:start-shape="id16" draw:start-glue-point="4" draw:end-shape="id15" draw:end-glue-point="8" svg:d="M21377 10119l2-2038" svg:viewBox="0 0 3 2039">
          <text:p/>
        </draw:connector>
        <draw:custom-shape draw:name="Rectangle 28" draw:style-name="gr38" draw:text-style-name="P17" draw:layer="layout" svg:width="1.905cm" svg:height="1.693cm" svg:x="6.985cm" svg:y="15.452cm">
          <text:list text:style-name="L11">
            <text:list-header>
              <text:p text:style-name="P16"><text:span text:style-name="T18">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39" draw:text-style-name="P17" draw:layer="layout" svg:width="1.905cm" svg:height="1.693cm" svg:x="5.08cm" svg:y="15.452cm">
          <text:list text:style-name="L11">
            <text:list-header>
              <text:p text:style-name="P16"><text:span text:style-name="T19">Q: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823cm" svg:height="9.617cm" svg:x="3.236cm" svg:y="1.922cm" draw:page-number="9" presentation:class="page"/>
          <draw:frame presentation:style-name="pr3" draw:text-style-name="P6" draw:layer="layout" svg:width="14.155cm" svg:height="11.54cm" svg:x="2.57cm" svg:y="12.184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custom-shape draw:name="Footer Placeholder 3" draw:style-name="gr1" draw:text-style-name="P2" draw:layer="layout" svg:width="22.86cm" svg:height="0.847cm" svg:x="1.27cm" svg:y="18.203cm">
          <text:list text:style-name="L1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</text:span><text:span text:style-name="T1"><text:date style:data-style-name="D3" text:date-value="2019-03-10">03/10/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2.86cm" svg:height="2.752cm" svg:x="1.27cm" svg:y="0.635cm" presentation:class="title" presentation:user-transformed="true">
          <draw:text-box>
            <text:list text:style-name="L2">
              <text:list-header>
                <text:p text:style-name="P3"><text:span text:style-name="T3">Breadth-First Search: Example</text:span></text:p>
              </text:list-header>
            </text:list>
          </draw:text-box>
        </draw:frame>
        <draw:custom-shape draw:name="Oval 3" draw:style-name="gr40" draw:text-style-name="P20" xml:id="id18" draw:id="id18" draw:layer="layout" svg:width="2.117cm" svg:height="2.116cm" svg:x="3.175cm" svg:y="5.927cm">
          <text:list text:style-name="L9">
            <text:list-header>
              <text:p text:style-name="P14"><text:span text:style-name="T17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41" draw:text-style-name="P17" xml:id="id17" draw:id="id17" draw:layer="layout" svg:width="2.117cm" svg:height="2.117cm" svg:x="3.175cm" svg:y="10.16cm">
          <text:list text:style-name="L10">
            <text:list-header>
              <text:p text:style-name="P16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42" draw:text-style-name="P21" xml:id="id19" draw:id="id19" draw:layer="layout" svg:width="2.117cm" svg:height="2.116cm" svg:x="8.89cm" svg:y="5.927cm">
          <text:list text:style-name="L9">
            <text:list-header>
              <text:p text:style-name="P16"><text:span text:style-name="T17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43" draw:text-style-name="P19" xml:id="id20" draw:id="id20" draw:layer="layout" svg:width="2.117cm" svg:height="2.117cm" svg:x="8.89cm" svg:y="10.16cm">
          <text:list text:style-name="L9">
            <text:list-header>
              <text:p text:style-name="P16"><text:span text:style-name="T17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44" draw:text-style-name="P17" xml:id="id21" draw:id="id21" draw:layer="layout" svg:width="2.117cm" svg:height="2.116cm" svg:x="14.605cm" svg:y="5.927cm">
          <text:list text:style-name="L10">
            <text:list-header>
              <text:p text:style-name="P16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45" draw:text-style-name="P17" xml:id="id22" draw:id="id22" draw:layer="layout" svg:width="2.117cm" svg:height="2.117cm" svg:x="14.605cm" svg:y="10.16cm">
          <text:list text:style-name="L10">
            <text:list-header>
              <text:p text:style-name="P16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46" draw:text-style-name="P17" xml:id="id23" draw:id="id23" draw:layer="layout" svg:width="2.117cm" svg:height="2.116cm" svg:x="20.32cm" svg:y="5.927cm">
          <text:list text:style-name="L10">
            <text:list-header>
              <text:p text:style-name="P16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47" draw:text-style-name="P17" xml:id="id24" draw:id="id24" draw:layer="layout" svg:width="2.117cm" svg:height="2.117cm" svg:x="20.32cm" svg:y="10.16cm">
          <text:list text:style-name="L10">
            <text:list-header>
              <text:p text:style-name="P16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" draw:style-name="gr48" draw:text-style-name="P17" draw:layer="layout" svg:width="0.777cm" svg:height="1.108cm" svg:x="3.845cm" svg:y="4.657cm">
          <text:list text:style-name="L11">
            <text:list-header>
              <text:p text:style-name="P16"><text:span text:style-name="T16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49" draw:text-style-name="P17" draw:layer="layout" svg:width="0.777cm" svg:height="1.108cm" svg:x="9.529cm" svg:y="4.657cm">
          <text:list text:style-name="L11">
            <text:list-header>
              <text:p text:style-name="P16"><text:span text:style-name="T16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50" draw:text-style-name="P17" draw:layer="layout" svg:width="0.697cm" svg:height="1.108cm" svg:x="15.253cm" svg:y="4.657cm">
          <text:list text:style-name="L11">
            <text:list-header>
              <text:p text:style-name="P16"><text:span text:style-name="T16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51" draw:text-style-name="P17" draw:layer="layout" svg:width="0.896cm" svg:height="1.108cm" svg:x="20.84cm" svg:y="4.657cm">
          <text:list text:style-name="L11">
            <text:list-header>
              <text:p text:style-name="P16"><text:span text:style-name="T16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52" draw:text-style-name="P17" draw:layer="layout" svg:width="0.815cm" svg:height="1.108cm" svg:x="3.797cm" svg:y="12.277cm">
          <text:list text:style-name="L11">
            <text:list-header>
              <text:p text:style-name="P16"><text:span text:style-name="T16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53" draw:text-style-name="P17" draw:layer="layout" svg:width="0.972cm" svg:height="1.108cm" svg:x="9.495cm" svg:y="12.277cm">
          <text:list text:style-name="L11">
            <text:list-header>
              <text:p text:style-name="P16"><text:span text:style-name="T16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54" draw:text-style-name="P17" draw:layer="layout" svg:width="0.858cm" svg:height="1.108cm" svg:x="15.327cm" svg:y="12.277cm">
          <text:list text:style-name="L11">
            <text:list-header>
              <text:p text:style-name="P16"><text:span text:style-name="T16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55" draw:text-style-name="P17" draw:layer="layout" svg:width="0.815cm" svg:height="1.108cm" svg:x="21.127cm" svg:y="12.277cm">
          <text:list text:style-name="L11">
            <text:list-header>
              <text:p text:style-name="P16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21" draw:text-style-name="P18" draw:layer="layout" draw:type="line" svg:x1="4.232cm" svg:y1="10.119cm" svg:x2="4.234cm" svg:y2="8.081cm" draw:start-shape="id17" draw:start-glue-point="4" draw:end-shape="id18" draw:end-glue-point="8" svg:d="M4232 10119l2-2038" svg:viewBox="0 0 3 2039">
          <text:p/>
        </draw:connector>
        <draw:connector draw:name="AutoShape 20" draw:style-name="gr56" draw:text-style-name="P18" draw:layer="layout" draw:type="line" svg:x1="5.33cm" svg:y1="6.984cm" svg:x2="8.85cm" svg:y2="6.986cm" draw:start-shape="id18" draw:start-glue-point="10" draw:end-shape="id19" draw:end-glue-point="6" svg:d="M5330 6984l3520 2" svg:viewBox="0 0 3521 3">
          <text:p/>
        </draw:connector>
        <draw:connector draw:name="AutoShape 21" draw:style-name="gr56" draw:text-style-name="P18" draw:layer="layout" draw:type="line" svg:x1="9.947cm" svg:y1="8.082cm" svg:x2="9.949cm" svg:y2="10.12cm" draw:start-shape="id19" draw:start-glue-point="8" draw:end-shape="id20" draw:end-glue-point="4" svg:d="M9947 8082l2 2038" svg:viewBox="0 0 3 2039">
          <text:p/>
        </draw:connector>
        <draw:connector draw:name="AutoShape 22" draw:style-name="gr21" draw:text-style-name="P18" draw:layer="layout" draw:type="line" svg:x1="10.698cm" svg:y1="10.428cm" svg:x2="14.915cm" svg:y2="7.772cm" draw:start-shape="id20" draw:start-glue-point="11" draw:end-shape="id21" draw:end-glue-point="7" svg:d="M10698 10428l4217-2656" svg:viewBox="0 0 4218 2657">
          <text:p/>
        </draw:connector>
        <draw:connector draw:name="AutoShape 23" draw:style-name="gr21" draw:text-style-name="P18" draw:layer="layout" draw:type="line" svg:x1="11.045cm" svg:y1="11.217cm" svg:x2="14.565cm" svg:y2="11.219cm" draw:start-shape="id20" draw:start-glue-point="10" draw:end-shape="id22" draw:end-glue-point="6" svg:d="M11045 11217l3520 2" svg:viewBox="0 0 3521 3">
          <text:p/>
        </draw:connector>
        <draw:connector draw:name="AutoShape 24" draw:style-name="gr21" draw:text-style-name="P18" draw:layer="layout" draw:type="line" svg:x1="15.662cm" svg:y1="10.119cm" svg:x2="15.664cm" svg:y2="8.081cm" draw:start-shape="id22" draw:start-glue-point="4" draw:end-shape="id21" draw:end-glue-point="8" svg:d="M15662 10119l2-2038" svg:viewBox="0 0 3 2039">
          <text:p/>
        </draw:connector>
        <draw:connector draw:name="AutoShape 25" draw:style-name="gr21" draw:text-style-name="P18" draw:layer="layout" draw:type="line" svg:x1="16.76cm" svg:y1="6.984cm" svg:x2="20.28cm" svg:y2="6.986cm" draw:start-shape="id21" draw:start-glue-point="10" draw:end-shape="id23" draw:end-glue-point="6" svg:d="M16760 6984l3520 2" svg:viewBox="0 0 3521 3">
          <text:p/>
        </draw:connector>
        <draw:connector draw:name="AutoShape 26" draw:style-name="gr21" draw:text-style-name="P18" draw:layer="layout" draw:type="line" svg:x1="16.76cm" svg:y1="11.217cm" svg:x2="20.28cm" svg:y2="11.219cm" draw:start-shape="id22" draw:start-glue-point="10" draw:end-shape="id24" draw:end-glue-point="6" svg:d="M16760 11217l3520 2" svg:viewBox="0 0 3521 3">
          <text:p/>
        </draw:connector>
        <draw:connector draw:name="AutoShape 27" draw:style-name="gr21" draw:text-style-name="P18" draw:layer="layout" draw:type="line" svg:x1="21.377cm" svg:y1="10.119cm" svg:x2="21.379cm" svg:y2="8.081cm" draw:start-shape="id24" draw:start-glue-point="4" draw:end-shape="id23" draw:end-glue-point="8" svg:d="M21377 10119l2-2038" svg:viewBox="0 0 3 2039">
          <text:p/>
        </draw:connector>
        <draw:custom-shape draw:name="Rectangle 28" draw:style-name="gr57" draw:text-style-name="P17" draw:layer="layout" svg:width="1.905cm" svg:height="1.693cm" svg:x="6.985cm" svg:y="15.452cm">
          <text:list text:style-name="L11">
            <text:list-header>
              <text:p text:style-name="P16"><text:span text:style-name="T18">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58" draw:text-style-name="P17" draw:layer="layout" svg:width="1.905cm" svg:height="1.693cm" svg:x="5.08cm" svg:y="15.452cm">
          <text:list text:style-name="L11">
            <text:list-header>
              <text:p text:style-name="P16"><text:span text:style-name="T19">Q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59" draw:text-style-name="P17" draw:layer="layout" svg:width="1.905cm" svg:height="1.693cm" svg:x="8.89cm" svg:y="15.452cm">
          <text:list text:style-name="L11">
            <text:list-header>
              <text:p text:style-name="P16"><text:span text:style-name="T18">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823cm" svg:height="9.617cm" svg:x="3.236cm" svg:y="1.922cm" draw:page-number="10" presentation:class="page"/>
          <draw:frame presentation:style-name="pr3" draw:text-style-name="P6" draw:layer="layout" svg:width="14.155cm" svg:height="11.54cm" svg:x="2.57cm" svg:y="12.184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custom-shape draw:name="Footer Placeholder 3" draw:style-name="gr1" draw:text-style-name="P2" draw:layer="layout" svg:width="22.86cm" svg:height="0.847cm" svg:x="1.27cm" svg:y="18.203cm">
          <text:list text:style-name="L1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</text:span><text:span text:style-name="T1"><text:date style:data-style-name="D3" text:date-value="2019-03-10">03/10/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2.86cm" svg:height="2.752cm" svg:x="1.27cm" svg:y="0.635cm" presentation:class="title" presentation:user-transformed="true">
          <draw:text-box>
            <text:list text:style-name="L2">
              <text:list-header>
                <text:p text:style-name="P3"><text:span text:style-name="T3">Breadth-First Search: Example</text:span></text:p>
              </text:list-header>
            </text:list>
          </draw:text-box>
        </draw:frame>
        <draw:custom-shape draw:name="Oval 3" draw:style-name="gr60" draw:text-style-name="P20" xml:id="id26" draw:id="id26" draw:layer="layout" svg:width="2.117cm" svg:height="2.116cm" svg:x="3.175cm" svg:y="5.927cm">
          <text:list text:style-name="L9">
            <text:list-header>
              <text:p text:style-name="P14"><text:span text:style-name="T17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61" draw:text-style-name="P17" xml:id="id25" draw:id="id25" draw:layer="layout" svg:width="2.117cm" svg:height="2.117cm" svg:x="3.175cm" svg:y="10.16cm">
          <text:list text:style-name="L10">
            <text:list-header>
              <text:p text:style-name="P16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62" draw:text-style-name="P21" xml:id="id27" draw:id="id27" draw:layer="layout" svg:width="2.117cm" svg:height="2.116cm" svg:x="8.89cm" svg:y="5.927cm">
          <text:list text:style-name="L9">
            <text:list-header>
              <text:p text:style-name="P16"><text:span text:style-name="T17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63" draw:text-style-name="P21" xml:id="id28" draw:id="id28" draw:layer="layout" svg:width="2.117cm" svg:height="2.117cm" svg:x="8.89cm" svg:y="10.16cm">
          <text:list text:style-name="L9">
            <text:list-header>
              <text:p text:style-name="P16"><text:span text:style-name="T17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64" draw:text-style-name="P19" xml:id="id29" draw:id="id29" draw:layer="layout" svg:width="2.117cm" svg:height="2.116cm" svg:x="14.605cm" svg:y="5.927cm">
          <text:list text:style-name="L9">
            <text:list-header>
              <text:p text:style-name="P16"><text:span text:style-name="T1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65" draw:text-style-name="P19" xml:id="id30" draw:id="id30" draw:layer="layout" svg:width="2.117cm" svg:height="2.117cm" svg:x="14.605cm" svg:y="10.16cm">
          <text:list text:style-name="L9">
            <text:list-header>
              <text:p text:style-name="P16"><text:span text:style-name="T1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66" draw:text-style-name="P17" xml:id="id31" draw:id="id31" draw:layer="layout" svg:width="2.117cm" svg:height="2.116cm" svg:x="20.32cm" svg:y="5.927cm">
          <text:list text:style-name="L10">
            <text:list-header>
              <text:p text:style-name="P16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67" draw:text-style-name="P17" xml:id="id32" draw:id="id32" draw:layer="layout" svg:width="2.117cm" svg:height="2.117cm" svg:x="20.32cm" svg:y="10.16cm">
          <text:list text:style-name="L10">
            <text:list-header>
              <text:p text:style-name="P16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" draw:style-name="gr68" draw:text-style-name="P17" draw:layer="layout" svg:width="0.777cm" svg:height="1.108cm" svg:x="3.845cm" svg:y="4.657cm">
          <text:list text:style-name="L11">
            <text:list-header>
              <text:p text:style-name="P16"><text:span text:style-name="T16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69" draw:text-style-name="P17" draw:layer="layout" svg:width="0.777cm" svg:height="1.108cm" svg:x="9.529cm" svg:y="4.657cm">
          <text:list text:style-name="L11">
            <text:list-header>
              <text:p text:style-name="P16"><text:span text:style-name="T16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70" draw:text-style-name="P17" draw:layer="layout" svg:width="0.697cm" svg:height="1.108cm" svg:x="15.253cm" svg:y="4.657cm">
          <text:list text:style-name="L11">
            <text:list-header>
              <text:p text:style-name="P16"><text:span text:style-name="T16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71" draw:text-style-name="P17" draw:layer="layout" svg:width="0.896cm" svg:height="1.108cm" svg:x="20.84cm" svg:y="4.657cm">
          <text:list text:style-name="L11">
            <text:list-header>
              <text:p text:style-name="P16"><text:span text:style-name="T16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72" draw:text-style-name="P17" draw:layer="layout" svg:width="0.815cm" svg:height="1.108cm" svg:x="3.797cm" svg:y="12.277cm">
          <text:list text:style-name="L11">
            <text:list-header>
              <text:p text:style-name="P16"><text:span text:style-name="T16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73" draw:text-style-name="P17" draw:layer="layout" svg:width="0.972cm" svg:height="1.108cm" svg:x="9.495cm" svg:y="12.277cm">
          <text:list text:style-name="L11">
            <text:list-header>
              <text:p text:style-name="P16"><text:span text:style-name="T16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74" draw:text-style-name="P17" draw:layer="layout" svg:width="0.858cm" svg:height="1.108cm" svg:x="15.327cm" svg:y="12.277cm">
          <text:list text:style-name="L11">
            <text:list-header>
              <text:p text:style-name="P16"><text:span text:style-name="T16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75" draw:text-style-name="P17" draw:layer="layout" svg:width="0.815cm" svg:height="1.108cm" svg:x="21.127cm" svg:y="12.277cm">
          <text:list text:style-name="L11">
            <text:list-header>
              <text:p text:style-name="P16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21" draw:text-style-name="P18" draw:layer="layout" draw:type="line" svg:x1="4.232cm" svg:y1="10.119cm" svg:x2="4.234cm" svg:y2="8.081cm" draw:start-shape="id25" draw:start-glue-point="4" draw:end-shape="id26" draw:end-glue-point="8" svg:d="M4232 10119l2-2038" svg:viewBox="0 0 3 2039">
          <text:p/>
        </draw:connector>
        <draw:connector draw:name="AutoShape 20" draw:style-name="gr56" draw:text-style-name="P18" draw:layer="layout" draw:type="line" svg:x1="5.33cm" svg:y1="6.984cm" svg:x2="8.85cm" svg:y2="6.986cm" draw:start-shape="id26" draw:start-glue-point="10" draw:end-shape="id27" draw:end-glue-point="6" svg:d="M5330 6984l3520 2" svg:viewBox="0 0 3521 3">
          <text:p/>
        </draw:connector>
        <draw:connector draw:name="AutoShape 21" draw:style-name="gr56" draw:text-style-name="P18" draw:layer="layout" draw:type="line" svg:x1="9.947cm" svg:y1="8.082cm" svg:x2="9.949cm" svg:y2="10.12cm" draw:start-shape="id27" draw:start-glue-point="8" draw:end-shape="id28" draw:end-glue-point="4" svg:d="M9947 8082l2 2038" svg:viewBox="0 0 3 2039">
          <text:p/>
        </draw:connector>
        <draw:connector draw:name="AutoShape 22" draw:style-name="gr56" draw:text-style-name="P18" draw:layer="layout" draw:type="line" svg:x1="10.698cm" svg:y1="10.428cm" svg:x2="14.915cm" svg:y2="7.772cm" draw:start-shape="id28" draw:start-glue-point="11" draw:end-shape="id29" draw:end-glue-point="7" svg:d="M10698 10428l4217-2656" svg:viewBox="0 0 4218 2657">
          <text:p/>
        </draw:connector>
        <draw:connector draw:name="AutoShape 23" draw:style-name="gr56" draw:text-style-name="P18" draw:layer="layout" draw:type="line" svg:x1="11.045cm" svg:y1="11.217cm" svg:x2="14.565cm" svg:y2="11.219cm" draw:start-shape="id28" draw:start-glue-point="10" draw:end-shape="id30" draw:end-glue-point="6" svg:d="M11045 11217l3520 2" svg:viewBox="0 0 3521 3">
          <text:p/>
        </draw:connector>
        <draw:connector draw:name="AutoShape 24" draw:style-name="gr21" draw:text-style-name="P18" draw:layer="layout" draw:type="line" svg:x1="15.662cm" svg:y1="10.119cm" svg:x2="15.664cm" svg:y2="8.081cm" draw:start-shape="id30" draw:start-glue-point="4" draw:end-shape="id29" draw:end-glue-point="8" svg:d="M15662 10119l2-2038" svg:viewBox="0 0 3 2039">
          <text:p/>
        </draw:connector>
        <draw:connector draw:name="AutoShape 25" draw:style-name="gr21" draw:text-style-name="P18" draw:layer="layout" draw:type="line" svg:x1="16.76cm" svg:y1="6.984cm" svg:x2="20.28cm" svg:y2="6.986cm" draw:start-shape="id29" draw:start-glue-point="10" draw:end-shape="id31" draw:end-glue-point="6" svg:d="M16760 6984l3520 2" svg:viewBox="0 0 3521 3">
          <text:p/>
        </draw:connector>
        <draw:connector draw:name="AutoShape 26" draw:style-name="gr21" draw:text-style-name="P18" draw:layer="layout" draw:type="line" svg:x1="16.76cm" svg:y1="11.217cm" svg:x2="20.28cm" svg:y2="11.219cm" draw:start-shape="id30" draw:start-glue-point="10" draw:end-shape="id32" draw:end-glue-point="6" svg:d="M16760 11217l3520 2" svg:viewBox="0 0 3521 3">
          <text:p/>
        </draw:connector>
        <draw:connector draw:name="AutoShape 27" draw:style-name="gr21" draw:text-style-name="P18" draw:layer="layout" draw:type="line" svg:x1="21.377cm" svg:y1="10.119cm" svg:x2="21.379cm" svg:y2="8.081cm" draw:start-shape="id32" draw:start-glue-point="4" draw:end-shape="id31" draw:end-glue-point="8" svg:d="M21377 10119l2-2038" svg:viewBox="0 0 3 2039">
          <text:p/>
        </draw:connector>
        <draw:custom-shape draw:name="Rectangle 28" draw:style-name="gr76" draw:text-style-name="P17" draw:layer="layout" svg:width="1.905cm" svg:height="1.693cm" svg:x="6.985cm" svg:y="15.452cm">
          <text:list text:style-name="L11">
            <text:list-header>
              <text:p text:style-name="P16"><text:span text:style-name="T18">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77" draw:text-style-name="P17" draw:layer="layout" svg:width="1.905cm" svg:height="1.693cm" svg:x="5.08cm" svg:y="15.452cm">
          <text:list text:style-name="L11">
            <text:list-header>
              <text:p text:style-name="P16"><text:span text:style-name="T19">Q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78" draw:text-style-name="P17" draw:layer="layout" svg:width="1.905cm" svg:height="1.693cm" svg:x="8.89cm" svg:y="15.452cm">
          <text:list text:style-name="L11">
            <text:list-header>
              <text:p text:style-name="P16"><text:span text:style-name="T18">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79" draw:text-style-name="P17" draw:layer="layout" svg:width="1.905cm" svg:height="1.693cm" svg:x="10.795cm" svg:y="15.452cm">
          <text:list text:style-name="L11">
            <text:list-header>
              <text:p text:style-name="P16"><text:span text:style-name="T18">x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823cm" svg:height="9.617cm" svg:x="3.236cm" svg:y="1.922cm" draw:page-number="11" presentation:class="page"/>
          <draw:frame presentation:style-name="pr3" draw:text-style-name="P6" draw:layer="layout" svg:width="14.155cm" svg:height="11.54cm" svg:x="2.57cm" svg:y="12.184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custom-shape draw:name="Footer Placeholder 3" draw:style-name="gr1" draw:text-style-name="P2" draw:layer="layout" svg:width="22.86cm" svg:height="0.847cm" svg:x="1.27cm" svg:y="18.203cm">
          <text:list text:style-name="L1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</text:span><text:span text:style-name="T1"><text:date style:data-style-name="D3" text:date-value="2019-03-10">03/10/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2.86cm" svg:height="2.752cm" svg:x="1.27cm" svg:y="0.635cm" presentation:class="title" presentation:user-transformed="true">
          <draw:text-box>
            <text:list text:style-name="L2">
              <text:list-header>
                <text:p text:style-name="P3"><text:span text:style-name="T3">Breadth-First Search: Example</text:span></text:p>
              </text:list-header>
            </text:list>
          </draw:text-box>
        </draw:frame>
        <draw:custom-shape draw:name="Oval 3" draw:style-name="gr80" draw:text-style-name="P22" xml:id="id34" draw:id="id34" draw:layer="layout" svg:width="2.117cm" svg:height="2.116cm" svg:x="3.175cm" svg:y="5.927cm">
          <text:list text:style-name="L9">
            <text:list-header>
              <text:p text:style-name="P14"><text:span text:style-name="T17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81" draw:text-style-name="P19" xml:id="id33" draw:id="id33" draw:layer="layout" svg:width="2.117cm" svg:height="2.117cm" svg:x="3.175cm" svg:y="10.16cm">
          <text:list text:style-name="L9">
            <text:list-header>
              <text:p text:style-name="P16"><text:span text:style-name="T1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82" draw:text-style-name="P21" xml:id="id35" draw:id="id35" draw:layer="layout" svg:width="2.117cm" svg:height="2.116cm" svg:x="8.89cm" svg:y="5.927cm">
          <text:list text:style-name="L9">
            <text:list-header>
              <text:p text:style-name="P16"><text:span text:style-name="T17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83" draw:text-style-name="P21" xml:id="id36" draw:id="id36" draw:layer="layout" svg:width="2.117cm" svg:height="2.117cm" svg:x="8.89cm" svg:y="10.16cm">
          <text:list text:style-name="L9">
            <text:list-header>
              <text:p text:style-name="P16"><text:span text:style-name="T17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84" draw:text-style-name="P19" xml:id="id37" draw:id="id37" draw:layer="layout" svg:width="2.117cm" svg:height="2.116cm" svg:x="14.605cm" svg:y="5.927cm">
          <text:list text:style-name="L9">
            <text:list-header>
              <text:p text:style-name="P16"><text:span text:style-name="T1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85" draw:text-style-name="P19" xml:id="id38" draw:id="id38" draw:layer="layout" svg:width="2.117cm" svg:height="2.117cm" svg:x="14.605cm" svg:y="10.16cm">
          <text:list text:style-name="L9">
            <text:list-header>
              <text:p text:style-name="P16"><text:span text:style-name="T1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86" draw:text-style-name="P17" xml:id="id39" draw:id="id39" draw:layer="layout" svg:width="2.117cm" svg:height="2.116cm" svg:x="20.32cm" svg:y="5.927cm">
          <text:list text:style-name="L10">
            <text:list-header>
              <text:p text:style-name="P16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87" draw:text-style-name="P17" xml:id="id40" draw:id="id40" draw:layer="layout" svg:width="2.117cm" svg:height="2.117cm" svg:x="20.32cm" svg:y="10.16cm">
          <text:list text:style-name="L10">
            <text:list-header>
              <text:p text:style-name="P16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" draw:style-name="gr88" draw:text-style-name="P17" draw:layer="layout" svg:width="0.777cm" svg:height="1.108cm" svg:x="3.845cm" svg:y="4.657cm">
          <text:list text:style-name="L11">
            <text:list-header>
              <text:p text:style-name="P16"><text:span text:style-name="T16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89" draw:text-style-name="P17" draw:layer="layout" svg:width="0.777cm" svg:height="1.108cm" svg:x="9.529cm" svg:y="4.657cm">
          <text:list text:style-name="L11">
            <text:list-header>
              <text:p text:style-name="P16"><text:span text:style-name="T16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90" draw:text-style-name="P17" draw:layer="layout" svg:width="0.697cm" svg:height="1.108cm" svg:x="15.253cm" svg:y="4.657cm">
          <text:list text:style-name="L11">
            <text:list-header>
              <text:p text:style-name="P16"><text:span text:style-name="T16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91" draw:text-style-name="P17" draw:layer="layout" svg:width="0.896cm" svg:height="1.108cm" svg:x="20.84cm" svg:y="4.657cm">
          <text:list text:style-name="L11">
            <text:list-header>
              <text:p text:style-name="P16"><text:span text:style-name="T16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92" draw:text-style-name="P17" draw:layer="layout" svg:width="0.815cm" svg:height="1.108cm" svg:x="3.797cm" svg:y="12.277cm">
          <text:list text:style-name="L11">
            <text:list-header>
              <text:p text:style-name="P16"><text:span text:style-name="T16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93" draw:text-style-name="P17" draw:layer="layout" svg:width="0.972cm" svg:height="1.108cm" svg:x="9.495cm" svg:y="12.277cm">
          <text:list text:style-name="L11">
            <text:list-header>
              <text:p text:style-name="P16"><text:span text:style-name="T16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94" draw:text-style-name="P17" draw:layer="layout" svg:width="0.858cm" svg:height="1.108cm" svg:x="15.327cm" svg:y="12.277cm">
          <text:list text:style-name="L11">
            <text:list-header>
              <text:p text:style-name="P16"><text:span text:style-name="T16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95" draw:text-style-name="P17" draw:layer="layout" svg:width="0.815cm" svg:height="1.108cm" svg:x="21.127cm" svg:y="12.277cm">
          <text:list text:style-name="L11">
            <text:list-header>
              <text:p text:style-name="P16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56" draw:text-style-name="P18" draw:layer="layout" draw:type="line" svg:x1="4.232cm" svg:y1="10.119cm" svg:x2="4.234cm" svg:y2="8.081cm" draw:start-shape="id33" draw:start-glue-point="4" draw:end-shape="id34" draw:end-glue-point="8" svg:d="M4232 10119l2-2038" svg:viewBox="0 0 3 2039">
          <text:p/>
        </draw:connector>
        <draw:connector draw:name="AutoShape 20" draw:style-name="gr56" draw:text-style-name="P18" draw:layer="layout" draw:type="line" svg:x1="5.33cm" svg:y1="6.984cm" svg:x2="8.85cm" svg:y2="6.986cm" draw:start-shape="id34" draw:start-glue-point="10" draw:end-shape="id35" draw:end-glue-point="6" svg:d="M5330 6984l3520 2" svg:viewBox="0 0 3521 3">
          <text:p/>
        </draw:connector>
        <draw:connector draw:name="AutoShape 21" draw:style-name="gr56" draw:text-style-name="P18" draw:layer="layout" draw:type="line" svg:x1="9.947cm" svg:y1="8.082cm" svg:x2="9.949cm" svg:y2="10.12cm" draw:start-shape="id35" draw:start-glue-point="8" draw:end-shape="id36" draw:end-glue-point="4" svg:d="M9947 8082l2 2038" svg:viewBox="0 0 3 2039">
          <text:p/>
        </draw:connector>
        <draw:connector draw:name="AutoShape 22" draw:style-name="gr56" draw:text-style-name="P18" draw:layer="layout" draw:type="line" svg:x1="10.698cm" svg:y1="10.428cm" svg:x2="14.915cm" svg:y2="7.772cm" draw:start-shape="id36" draw:start-glue-point="11" draw:end-shape="id37" draw:end-glue-point="7" svg:d="M10698 10428l4217-2656" svg:viewBox="0 0 4218 2657">
          <text:p/>
        </draw:connector>
        <draw:connector draw:name="AutoShape 23" draw:style-name="gr56" draw:text-style-name="P18" draw:layer="layout" draw:type="line" svg:x1="11.045cm" svg:y1="11.217cm" svg:x2="14.565cm" svg:y2="11.219cm" draw:start-shape="id36" draw:start-glue-point="10" draw:end-shape="id38" draw:end-glue-point="6" svg:d="M11045 11217l3520 2" svg:viewBox="0 0 3521 3">
          <text:p/>
        </draw:connector>
        <draw:connector draw:name="AutoShape 24" draw:style-name="gr21" draw:text-style-name="P18" draw:layer="layout" draw:type="line" svg:x1="15.662cm" svg:y1="10.119cm" svg:x2="15.664cm" svg:y2="8.081cm" draw:start-shape="id38" draw:start-glue-point="4" draw:end-shape="id37" draw:end-glue-point="8" svg:d="M15662 10119l2-2038" svg:viewBox="0 0 3 2039">
          <text:p/>
        </draw:connector>
        <draw:connector draw:name="AutoShape 25" draw:style-name="gr21" draw:text-style-name="P18" draw:layer="layout" draw:type="line" svg:x1="16.76cm" svg:y1="6.984cm" svg:x2="20.28cm" svg:y2="6.986cm" draw:start-shape="id37" draw:start-glue-point="10" draw:end-shape="id39" draw:end-glue-point="6" svg:d="M16760 6984l3520 2" svg:viewBox="0 0 3521 3">
          <text:p/>
        </draw:connector>
        <draw:connector draw:name="AutoShape 26" draw:style-name="gr21" draw:text-style-name="P18" draw:layer="layout" draw:type="line" svg:x1="16.76cm" svg:y1="11.217cm" svg:x2="20.28cm" svg:y2="11.219cm" draw:start-shape="id38" draw:start-glue-point="10" draw:end-shape="id40" draw:end-glue-point="6" svg:d="M16760 11217l3520 2" svg:viewBox="0 0 3521 3">
          <text:p/>
        </draw:connector>
        <draw:connector draw:name="AutoShape 27" draw:style-name="gr21" draw:text-style-name="P18" draw:layer="layout" draw:type="line" svg:x1="21.377cm" svg:y1="10.119cm" svg:x2="21.379cm" svg:y2="8.081cm" draw:start-shape="id40" draw:start-glue-point="4" draw:end-shape="id39" draw:end-glue-point="8" svg:d="M21377 10119l2-2038" svg:viewBox="0 0 3 2039">
          <text:p/>
        </draw:connector>
        <draw:custom-shape draw:name="Rectangle 28" draw:style-name="gr96" draw:text-style-name="P17" draw:layer="layout" svg:width="1.905cm" svg:height="1.693cm" svg:x="5.08cm" svg:y="15.452cm">
          <text:list text:style-name="L11">
            <text:list-header>
              <text:p text:style-name="P16"><text:span text:style-name="T19">Q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97" draw:text-style-name="P17" draw:layer="layout" svg:width="1.905cm" svg:height="1.693cm" svg:x="6.985cm" svg:y="15.452cm">
          <text:list text:style-name="L11">
            <text:list-header>
              <text:p text:style-name="P16"><text:span text:style-name="T18">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98" draw:text-style-name="P17" draw:layer="layout" svg:width="1.905cm" svg:height="1.693cm" svg:x="8.89cm" svg:y="15.452cm">
          <text:list text:style-name="L11">
            <text:list-header>
              <text:p text:style-name="P16"><text:span text:style-name="T18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99" draw:text-style-name="P17" draw:layer="layout" svg:width="1.905cm" svg:height="1.693cm" svg:x="10.795cm" svg:y="15.452cm">
          <text:list text:style-name="L11">
            <text:list-header>
              <text:p text:style-name="P16"><text:span text:style-name="T18">v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823cm" svg:height="9.617cm" svg:x="3.236cm" svg:y="1.922cm" draw:page-number="12" presentation:class="page"/>
          <draw:frame presentation:style-name="pr3" draw:text-style-name="P6" draw:layer="layout" svg:width="14.155cm" svg:height="11.54cm" svg:x="2.57cm" svg:y="12.184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custom-shape draw:name="Footer Placeholder 3" draw:style-name="gr1" draw:text-style-name="P2" draw:layer="layout" svg:width="22.86cm" svg:height="0.847cm" svg:x="1.27cm" svg:y="18.203cm">
          <text:list text:style-name="L1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</text:span><text:span text:style-name="T1"><text:date style:data-style-name="D3" text:date-value="2019-03-10">03/10/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2.86cm" svg:height="2.752cm" svg:x="1.27cm" svg:y="0.635cm" presentation:class="title" presentation:user-transformed="true">
          <draw:text-box>
            <text:list text:style-name="L2">
              <text:list-header>
                <text:p text:style-name="P3"><text:span text:style-name="T3">Breadth-First Search: Example</text:span></text:p>
              </text:list-header>
            </text:list>
          </draw:text-box>
        </draw:frame>
        <draw:custom-shape draw:name="Oval 3" draw:style-name="gr100" draw:text-style-name="P22" xml:id="id42" draw:id="id42" draw:layer="layout" svg:width="2.117cm" svg:height="2.116cm" svg:x="3.175cm" svg:y="5.927cm">
          <text:list text:style-name="L9">
            <text:list-header>
              <text:p text:style-name="P14"><text:span text:style-name="T17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101" draw:text-style-name="P19" xml:id="id41" draw:id="id41" draw:layer="layout" svg:width="2.117cm" svg:height="2.117cm" svg:x="3.175cm" svg:y="10.16cm">
          <text:list text:style-name="L9">
            <text:list-header>
              <text:p text:style-name="P16"><text:span text:style-name="T1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02" draw:text-style-name="P21" xml:id="id43" draw:id="id43" draw:layer="layout" svg:width="2.117cm" svg:height="2.116cm" svg:x="8.89cm" svg:y="5.927cm">
          <text:list text:style-name="L9">
            <text:list-header>
              <text:p text:style-name="P16"><text:span text:style-name="T17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103" draw:text-style-name="P21" xml:id="id44" draw:id="id44" draw:layer="layout" svg:width="2.117cm" svg:height="2.117cm" svg:x="8.89cm" svg:y="10.16cm">
          <text:list text:style-name="L9">
            <text:list-header>
              <text:p text:style-name="P16"><text:span text:style-name="T17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04" draw:text-style-name="P21" xml:id="id45" draw:id="id45" draw:layer="layout" svg:width="2.117cm" svg:height="2.116cm" svg:x="14.605cm" svg:y="5.927cm">
          <text:list text:style-name="L9">
            <text:list-header>
              <text:p text:style-name="P16"><text:span text:style-name="T1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105" draw:text-style-name="P19" xml:id="id46" draw:id="id46" draw:layer="layout" svg:width="2.117cm" svg:height="2.117cm" svg:x="14.605cm" svg:y="10.16cm">
          <text:list text:style-name="L9">
            <text:list-header>
              <text:p text:style-name="P16"><text:span text:style-name="T1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106" draw:text-style-name="P19" xml:id="id47" draw:id="id47" draw:layer="layout" svg:width="2.117cm" svg:height="2.116cm" svg:x="20.32cm" svg:y="5.927cm">
          <text:list text:style-name="L9">
            <text:list-header>
              <text:p text:style-name="P16"><text:span text:style-name="T17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107" draw:text-style-name="P17" xml:id="id48" draw:id="id48" draw:layer="layout" svg:width="2.117cm" svg:height="2.117cm" svg:x="20.32cm" svg:y="10.16cm">
          <text:list text:style-name="L10">
            <text:list-header>
              <text:p text:style-name="P16"><text:span text:style-name="T15">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" draw:style-name="gr108" draw:text-style-name="P17" draw:layer="layout" svg:width="0.777cm" svg:height="1.108cm" svg:x="3.845cm" svg:y="4.657cm">
          <text:list text:style-name="L11">
            <text:list-header>
              <text:p text:style-name="P16"><text:span text:style-name="T16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109" draw:text-style-name="P17" draw:layer="layout" svg:width="0.777cm" svg:height="1.108cm" svg:x="9.529cm" svg:y="4.657cm">
          <text:list text:style-name="L11">
            <text:list-header>
              <text:p text:style-name="P16"><text:span text:style-name="T16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10" draw:text-style-name="P17" draw:layer="layout" svg:width="0.697cm" svg:height="1.108cm" svg:x="15.253cm" svg:y="4.657cm">
          <text:list text:style-name="L11">
            <text:list-header>
              <text:p text:style-name="P16"><text:span text:style-name="T16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111" draw:text-style-name="P17" draw:layer="layout" svg:width="0.896cm" svg:height="1.108cm" svg:x="20.84cm" svg:y="4.657cm">
          <text:list text:style-name="L11">
            <text:list-header>
              <text:p text:style-name="P16"><text:span text:style-name="T16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12" draw:text-style-name="P17" draw:layer="layout" svg:width="0.815cm" svg:height="1.108cm" svg:x="3.797cm" svg:y="12.277cm">
          <text:list text:style-name="L11">
            <text:list-header>
              <text:p text:style-name="P16"><text:span text:style-name="T16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13" draw:text-style-name="P17" draw:layer="layout" svg:width="0.972cm" svg:height="1.108cm" svg:x="9.495cm" svg:y="12.277cm">
          <text:list text:style-name="L11">
            <text:list-header>
              <text:p text:style-name="P16"><text:span text:style-name="T16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14" draw:text-style-name="P17" draw:layer="layout" svg:width="0.858cm" svg:height="1.108cm" svg:x="15.327cm" svg:y="12.277cm">
          <text:list text:style-name="L11">
            <text:list-header>
              <text:p text:style-name="P16"><text:span text:style-name="T16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15" draw:text-style-name="P17" draw:layer="layout" svg:width="0.815cm" svg:height="1.108cm" svg:x="21.127cm" svg:y="12.277cm">
          <text:list text:style-name="L11">
            <text:list-header>
              <text:p text:style-name="P16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56" draw:text-style-name="P18" draw:layer="layout" draw:type="line" svg:x1="4.232cm" svg:y1="10.119cm" svg:x2="4.234cm" svg:y2="8.081cm" draw:start-shape="id41" draw:start-glue-point="4" draw:end-shape="id42" draw:end-glue-point="8" svg:d="M4232 10119l2-2038" svg:viewBox="0 0 3 2039">
          <text:p/>
        </draw:connector>
        <draw:connector draw:name="AutoShape 20" draw:style-name="gr56" draw:text-style-name="P18" draw:layer="layout" draw:type="line" svg:x1="5.33cm" svg:y1="6.984cm" svg:x2="8.85cm" svg:y2="6.986cm" draw:start-shape="id42" draw:start-glue-point="10" draw:end-shape="id43" draw:end-glue-point="6" svg:d="M5330 6984l3520 2" svg:viewBox="0 0 3521 3">
          <text:p/>
        </draw:connector>
        <draw:connector draw:name="AutoShape 21" draw:style-name="gr56" draw:text-style-name="P18" draw:layer="layout" draw:type="line" svg:x1="9.947cm" svg:y1="8.082cm" svg:x2="9.949cm" svg:y2="10.12cm" draw:start-shape="id43" draw:start-glue-point="8" draw:end-shape="id44" draw:end-glue-point="4" svg:d="M9947 8082l2 2038" svg:viewBox="0 0 3 2039">
          <text:p/>
        </draw:connector>
        <draw:connector draw:name="AutoShape 22" draw:style-name="gr56" draw:text-style-name="P18" draw:layer="layout" draw:type="line" svg:x1="10.698cm" svg:y1="10.428cm" svg:x2="14.915cm" svg:y2="7.772cm" draw:start-shape="id44" draw:start-glue-point="11" draw:end-shape="id45" draw:end-glue-point="7" svg:d="M10698 10428l4217-2656" svg:viewBox="0 0 4218 2657">
          <text:p/>
        </draw:connector>
        <draw:connector draw:name="AutoShape 23" draw:style-name="gr56" draw:text-style-name="P18" draw:layer="layout" draw:type="line" svg:x1="11.045cm" svg:y1="11.217cm" svg:x2="14.565cm" svg:y2="11.219cm" draw:start-shape="id44" draw:start-glue-point="10" draw:end-shape="id46" draw:end-glue-point="6" svg:d="M11045 11217l3520 2" svg:viewBox="0 0 3521 3">
          <text:p/>
        </draw:connector>
        <draw:connector draw:name="AutoShape 24" draw:style-name="gr21" draw:text-style-name="P18" draw:layer="layout" draw:type="line" svg:x1="15.662cm" svg:y1="10.119cm" svg:x2="15.664cm" svg:y2="8.081cm" draw:start-shape="id46" draw:start-glue-point="4" draw:end-shape="id45" draw:end-glue-point="8" svg:d="M15662 10119l2-2038" svg:viewBox="0 0 3 2039">
          <text:p/>
        </draw:connector>
        <draw:connector draw:name="AutoShape 25" draw:style-name="gr56" draw:text-style-name="P18" draw:layer="layout" draw:type="line" svg:x1="16.76cm" svg:y1="6.984cm" svg:x2="20.28cm" svg:y2="6.986cm" draw:start-shape="id45" draw:start-glue-point="10" draw:end-shape="id47" draw:end-glue-point="6" svg:d="M16760 6984l3520 2" svg:viewBox="0 0 3521 3">
          <text:p/>
        </draw:connector>
        <draw:connector draw:name="AutoShape 26" draw:style-name="gr21" draw:text-style-name="P18" draw:layer="layout" draw:type="line" svg:x1="16.76cm" svg:y1="11.217cm" svg:x2="20.28cm" svg:y2="11.219cm" draw:start-shape="id46" draw:start-glue-point="10" draw:end-shape="id48" draw:end-glue-point="6" svg:d="M16760 11217l3520 2" svg:viewBox="0 0 3521 3">
          <text:p/>
        </draw:connector>
        <draw:connector draw:name="AutoShape 27" draw:style-name="gr21" draw:text-style-name="P18" draw:layer="layout" draw:type="line" svg:x1="21.377cm" svg:y1="10.119cm" svg:x2="21.379cm" svg:y2="8.081cm" draw:start-shape="id48" draw:start-glue-point="4" draw:end-shape="id47" draw:end-glue-point="8" svg:d="M21377 10119l2-2038" svg:viewBox="0 0 3 2039">
          <text:p/>
        </draw:connector>
        <draw:custom-shape draw:name="Rectangle 28" draw:style-name="gr116" draw:text-style-name="P17" draw:layer="layout" svg:width="1.905cm" svg:height="1.693cm" svg:x="5.08cm" svg:y="15.452cm">
          <text:list text:style-name="L11">
            <text:list-header>
              <text:p text:style-name="P16"><text:span text:style-name="T19">Q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117" draw:text-style-name="P17" draw:layer="layout" svg:width="1.905cm" svg:height="1.693cm" svg:x="6.985cm" svg:y="15.452cm">
          <text:list text:style-name="L11">
            <text:list-header>
              <text:p text:style-name="P16"><text:span text:style-name="T18">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118" draw:text-style-name="P17" draw:layer="layout" svg:width="1.905cm" svg:height="1.693cm" svg:x="8.89cm" svg:y="15.452cm">
          <text:list text:style-name="L11">
            <text:list-header>
              <text:p text:style-name="P16"><text:span text:style-name="T18">v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119" draw:text-style-name="P17" draw:layer="layout" svg:width="1.905cm" svg:height="1.693cm" svg:x="10.795cm" svg:y="15.452cm">
          <text:list text:style-name="L11">
            <text:list-header>
              <text:p text:style-name="P16"><text:span text:style-name="T18">u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823cm" svg:height="9.617cm" svg:x="3.236cm" svg:y="1.922cm" draw:page-number="13" presentation:class="page"/>
          <draw:frame presentation:style-name="pr3" draw:text-style-name="P6" draw:layer="layout" svg:width="14.155cm" svg:height="11.54cm" svg:x="2.57cm" svg:y="12.184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custom-shape draw:name="Footer Placeholder 3" draw:style-name="gr1" draw:text-style-name="P2" draw:layer="layout" svg:width="22.86cm" svg:height="0.847cm" svg:x="1.27cm" svg:y="18.203cm">
          <text:list text:style-name="L1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</text:span><text:span text:style-name="T1"><text:date style:data-style-name="D3" text:date-value="2019-03-10">03/10/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2.86cm" svg:height="2.752cm" svg:x="1.27cm" svg:y="0.635cm" presentation:class="title" presentation:user-transformed="true">
          <draw:text-box>
            <text:list text:style-name="L2">
              <text:list-header>
                <text:p text:style-name="P3"><text:span text:style-name="T3">Breadth-First Search: Example</text:span></text:p>
              </text:list-header>
            </text:list>
          </draw:text-box>
        </draw:frame>
        <draw:custom-shape draw:name="Oval 3" draw:style-name="gr120" draw:text-style-name="P22" xml:id="id50" draw:id="id50" draw:layer="layout" svg:width="2.117cm" svg:height="2.116cm" svg:x="3.175cm" svg:y="5.927cm">
          <text:list text:style-name="L9">
            <text:list-header>
              <text:p text:style-name="P14"><text:span text:style-name="T17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121" draw:text-style-name="P19" xml:id="id49" draw:id="id49" draw:layer="layout" svg:width="2.117cm" svg:height="2.117cm" svg:x="3.175cm" svg:y="10.16cm">
          <text:list text:style-name="L9">
            <text:list-header>
              <text:p text:style-name="P16"><text:span text:style-name="T1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22" draw:text-style-name="P21" xml:id="id51" draw:id="id51" draw:layer="layout" svg:width="2.117cm" svg:height="2.116cm" svg:x="8.89cm" svg:y="5.927cm">
          <text:list text:style-name="L9">
            <text:list-header>
              <text:p text:style-name="P16"><text:span text:style-name="T17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123" draw:text-style-name="P21" xml:id="id52" draw:id="id52" draw:layer="layout" svg:width="2.117cm" svg:height="2.117cm" svg:x="8.89cm" svg:y="10.16cm">
          <text:list text:style-name="L9">
            <text:list-header>
              <text:p text:style-name="P16"><text:span text:style-name="T17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24" draw:text-style-name="P21" xml:id="id53" draw:id="id53" draw:layer="layout" svg:width="2.117cm" svg:height="2.116cm" svg:x="14.605cm" svg:y="5.927cm">
          <text:list text:style-name="L9">
            <text:list-header>
              <text:p text:style-name="P16"><text:span text:style-name="T1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125" draw:text-style-name="P21" xml:id="id54" draw:id="id54" draw:layer="layout" svg:width="2.117cm" svg:height="2.117cm" svg:x="14.605cm" svg:y="10.16cm">
          <text:list text:style-name="L9">
            <text:list-header>
              <text:p text:style-name="P16"><text:span text:style-name="T1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126" draw:text-style-name="P19" xml:id="id55" draw:id="id55" draw:layer="layout" svg:width="2.117cm" svg:height="2.116cm" svg:x="20.32cm" svg:y="5.927cm">
          <text:list text:style-name="L9">
            <text:list-header>
              <text:p text:style-name="P16"><text:span text:style-name="T17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127" draw:text-style-name="P19" xml:id="id56" draw:id="id56" draw:layer="layout" svg:width="2.117cm" svg:height="2.117cm" svg:x="20.32cm" svg:y="10.16cm">
          <text:list text:style-name="L9">
            <text:list-header>
              <text:p text:style-name="P16"><text:span text:style-name="T17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" draw:style-name="gr128" draw:text-style-name="P17" draw:layer="layout" svg:width="0.777cm" svg:height="1.108cm" svg:x="3.845cm" svg:y="4.657cm">
          <text:list text:style-name="L11">
            <text:list-header>
              <text:p text:style-name="P16"><text:span text:style-name="T16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129" draw:text-style-name="P17" draw:layer="layout" svg:width="0.777cm" svg:height="1.108cm" svg:x="9.529cm" svg:y="4.657cm">
          <text:list text:style-name="L11">
            <text:list-header>
              <text:p text:style-name="P16"><text:span text:style-name="T16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30" draw:text-style-name="P17" draw:layer="layout" svg:width="0.697cm" svg:height="1.108cm" svg:x="15.253cm" svg:y="4.657cm">
          <text:list text:style-name="L11">
            <text:list-header>
              <text:p text:style-name="P16"><text:span text:style-name="T16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131" draw:text-style-name="P17" draw:layer="layout" svg:width="0.896cm" svg:height="1.108cm" svg:x="20.84cm" svg:y="4.657cm">
          <text:list text:style-name="L11">
            <text:list-header>
              <text:p text:style-name="P16"><text:span text:style-name="T16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32" draw:text-style-name="P17" draw:layer="layout" svg:width="0.815cm" svg:height="1.108cm" svg:x="3.797cm" svg:y="12.277cm">
          <text:list text:style-name="L11">
            <text:list-header>
              <text:p text:style-name="P16"><text:span text:style-name="T16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33" draw:text-style-name="P17" draw:layer="layout" svg:width="0.972cm" svg:height="1.108cm" svg:x="9.495cm" svg:y="12.277cm">
          <text:list text:style-name="L11">
            <text:list-header>
              <text:p text:style-name="P16"><text:span text:style-name="T16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34" draw:text-style-name="P17" draw:layer="layout" svg:width="0.858cm" svg:height="1.108cm" svg:x="15.327cm" svg:y="12.277cm">
          <text:list text:style-name="L11">
            <text:list-header>
              <text:p text:style-name="P16"><text:span text:style-name="T16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35" draw:text-style-name="P17" draw:layer="layout" svg:width="0.815cm" svg:height="1.108cm" svg:x="21.127cm" svg:y="12.277cm">
          <text:list text:style-name="L11">
            <text:list-header>
              <text:p text:style-name="P16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56" draw:text-style-name="P18" draw:layer="layout" draw:type="line" svg:x1="4.232cm" svg:y1="10.119cm" svg:x2="4.234cm" svg:y2="8.081cm" draw:start-shape="id49" draw:start-glue-point="4" draw:end-shape="id50" draw:end-glue-point="8" svg:d="M4232 10119l2-2038" svg:viewBox="0 0 3 2039">
          <text:p/>
        </draw:connector>
        <draw:connector draw:name="AutoShape 20" draw:style-name="gr56" draw:text-style-name="P18" draw:layer="layout" draw:type="line" svg:x1="5.33cm" svg:y1="6.984cm" svg:x2="8.85cm" svg:y2="6.986cm" draw:start-shape="id50" draw:start-glue-point="10" draw:end-shape="id51" draw:end-glue-point="6" svg:d="M5330 6984l3520 2" svg:viewBox="0 0 3521 3">
          <text:p/>
        </draw:connector>
        <draw:connector draw:name="AutoShape 21" draw:style-name="gr56" draw:text-style-name="P18" draw:layer="layout" draw:type="line" svg:x1="9.947cm" svg:y1="8.082cm" svg:x2="9.949cm" svg:y2="10.12cm" draw:start-shape="id51" draw:start-glue-point="8" draw:end-shape="id52" draw:end-glue-point="4" svg:d="M9947 8082l2 2038" svg:viewBox="0 0 3 2039">
          <text:p/>
        </draw:connector>
        <draw:connector draw:name="AutoShape 22" draw:style-name="gr56" draw:text-style-name="P18" draw:layer="layout" draw:type="line" svg:x1="10.698cm" svg:y1="10.428cm" svg:x2="14.915cm" svg:y2="7.772cm" draw:start-shape="id52" draw:start-glue-point="11" draw:end-shape="id53" draw:end-glue-point="7" svg:d="M10698 10428l4217-2656" svg:viewBox="0 0 4218 2657">
          <text:p/>
        </draw:connector>
        <draw:connector draw:name="AutoShape 23" draw:style-name="gr56" draw:text-style-name="P18" draw:layer="layout" draw:type="line" svg:x1="11.045cm" svg:y1="11.217cm" svg:x2="14.565cm" svg:y2="11.219cm" draw:start-shape="id52" draw:start-glue-point="10" draw:end-shape="id54" draw:end-glue-point="6" svg:d="M11045 11217l3520 2" svg:viewBox="0 0 3521 3">
          <text:p/>
        </draw:connector>
        <draw:connector draw:name="AutoShape 24" draw:style-name="gr21" draw:text-style-name="P18" draw:layer="layout" draw:type="line" svg:x1="15.662cm" svg:y1="10.119cm" svg:x2="15.664cm" svg:y2="8.081cm" draw:start-shape="id54" draw:start-glue-point="4" draw:end-shape="id53" draw:end-glue-point="8" svg:d="M15662 10119l2-2038" svg:viewBox="0 0 3 2039">
          <text:p/>
        </draw:connector>
        <draw:connector draw:name="AutoShape 25" draw:style-name="gr56" draw:text-style-name="P18" draw:layer="layout" draw:type="line" svg:x1="16.76cm" svg:y1="6.984cm" svg:x2="20.28cm" svg:y2="6.986cm" draw:start-shape="id53" draw:start-glue-point="10" draw:end-shape="id55" draw:end-glue-point="6" svg:d="M16760 6984l3520 2" svg:viewBox="0 0 3521 3">
          <text:p/>
        </draw:connector>
        <draw:connector draw:name="AutoShape 26" draw:style-name="gr56" draw:text-style-name="P18" draw:layer="layout" draw:type="line" svg:x1="16.76cm" svg:y1="11.217cm" svg:x2="20.28cm" svg:y2="11.219cm" draw:start-shape="id54" draw:start-glue-point="10" draw:end-shape="id56" draw:end-glue-point="6" svg:d="M16760 11217l3520 2" svg:viewBox="0 0 3521 3">
          <text:p/>
        </draw:connector>
        <draw:connector draw:name="AutoShape 27" draw:style-name="gr21" draw:text-style-name="P18" draw:layer="layout" draw:type="line" svg:x1="21.377cm" svg:y1="10.119cm" svg:x2="21.379cm" svg:y2="8.081cm" draw:start-shape="id56" draw:start-glue-point="4" draw:end-shape="id55" draw:end-glue-point="8" svg:d="M21377 10119l2-2038" svg:viewBox="0 0 3 2039">
          <text:p/>
        </draw:connector>
        <draw:custom-shape draw:name="Rectangle 28" draw:style-name="gr136" draw:text-style-name="P17" draw:layer="layout" svg:width="1.905cm" svg:height="1.693cm" svg:x="5.08cm" svg:y="15.452cm">
          <text:list text:style-name="L11">
            <text:list-header>
              <text:p text:style-name="P16"><text:span text:style-name="T19">Q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137" draw:text-style-name="P17" draw:layer="layout" svg:width="1.905cm" svg:height="1.693cm" svg:x="6.985cm" svg:y="15.452cm">
          <text:list text:style-name="L11">
            <text:list-header>
              <text:p text:style-name="P16"><text:span text:style-name="T18">v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138" draw:text-style-name="P17" draw:layer="layout" svg:width="1.905cm" svg:height="1.693cm" svg:x="8.89cm" svg:y="15.452cm">
          <text:list text:style-name="L11">
            <text:list-header>
              <text:p text:style-name="P16"><text:span text:style-name="T18">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139" draw:text-style-name="P17" draw:layer="layout" svg:width="1.905cm" svg:height="1.693cm" svg:x="10.795cm" svg:y="15.452cm">
          <text:list text:style-name="L11">
            <text:list-header>
              <text:p text:style-name="P16"><text:span text:style-name="T18">y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823cm" svg:height="9.617cm" svg:x="3.236cm" svg:y="1.922cm" draw:page-number="14" presentation:class="page"/>
          <draw:frame presentation:style-name="pr3" draw:text-style-name="P6" draw:layer="layout" svg:width="14.155cm" svg:height="11.54cm" svg:x="2.57cm" svg:y="12.184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custom-shape draw:name="Footer Placeholder 3" draw:style-name="gr1" draw:text-style-name="P2" draw:layer="layout" svg:width="22.86cm" svg:height="0.847cm" svg:x="1.27cm" svg:y="18.203cm">
          <text:list text:style-name="L1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</text:span><text:span text:style-name="T1"><text:date style:data-style-name="D3" text:date-value="2019-03-10">03/10/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2.86cm" svg:height="2.752cm" svg:x="1.27cm" svg:y="0.635cm" presentation:class="title" presentation:user-transformed="true">
          <draw:text-box>
            <text:list text:style-name="L2">
              <text:list-header>
                <text:p text:style-name="P3"><text:span text:style-name="T3">Breadth-First Search: Example</text:span></text:p>
              </text:list-header>
            </text:list>
          </draw:text-box>
        </draw:frame>
        <draw:custom-shape draw:name="Oval 3" draw:style-name="gr140" draw:text-style-name="P22" xml:id="id58" draw:id="id58" draw:layer="layout" svg:width="2.117cm" svg:height="2.116cm" svg:x="3.175cm" svg:y="5.927cm">
          <text:list text:style-name="L9">
            <text:list-header>
              <text:p text:style-name="P14"><text:span text:style-name="T17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141" draw:text-style-name="P21" xml:id="id57" draw:id="id57" draw:layer="layout" svg:width="2.117cm" svg:height="2.117cm" svg:x="3.175cm" svg:y="10.16cm">
          <text:list text:style-name="L9">
            <text:list-header>
              <text:p text:style-name="P16"><text:span text:style-name="T1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42" draw:text-style-name="P21" xml:id="id59" draw:id="id59" draw:layer="layout" svg:width="2.117cm" svg:height="2.116cm" svg:x="8.89cm" svg:y="5.927cm">
          <text:list text:style-name="L9">
            <text:list-header>
              <text:p text:style-name="P16"><text:span text:style-name="T17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143" draw:text-style-name="P21" xml:id="id60" draw:id="id60" draw:layer="layout" svg:width="2.117cm" svg:height="2.117cm" svg:x="8.89cm" svg:y="10.16cm">
          <text:list text:style-name="L9">
            <text:list-header>
              <text:p text:style-name="P16"><text:span text:style-name="T17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44" draw:text-style-name="P21" xml:id="id61" draw:id="id61" draw:layer="layout" svg:width="2.117cm" svg:height="2.116cm" svg:x="14.605cm" svg:y="5.927cm">
          <text:list text:style-name="L9">
            <text:list-header>
              <text:p text:style-name="P16"><text:span text:style-name="T1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145" draw:text-style-name="P21" xml:id="id62" draw:id="id62" draw:layer="layout" svg:width="2.117cm" svg:height="2.117cm" svg:x="14.605cm" svg:y="10.16cm">
          <text:list text:style-name="L9">
            <text:list-header>
              <text:p text:style-name="P16"><text:span text:style-name="T1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146" draw:text-style-name="P19" xml:id="id63" draw:id="id63" draw:layer="layout" svg:width="2.117cm" svg:height="2.116cm" svg:x="20.32cm" svg:y="5.927cm">
          <text:list text:style-name="L9">
            <text:list-header>
              <text:p text:style-name="P16"><text:span text:style-name="T17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147" draw:text-style-name="P19" xml:id="id64" draw:id="id64" draw:layer="layout" svg:width="2.117cm" svg:height="2.117cm" svg:x="20.32cm" svg:y="10.16cm">
          <text:list text:style-name="L9">
            <text:list-header>
              <text:p text:style-name="P16"><text:span text:style-name="T17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" draw:style-name="gr148" draw:text-style-name="P17" draw:layer="layout" svg:width="0.777cm" svg:height="1.108cm" svg:x="3.845cm" svg:y="4.657cm">
          <text:list text:style-name="L11">
            <text:list-header>
              <text:p text:style-name="P16"><text:span text:style-name="T16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149" draw:text-style-name="P17" draw:layer="layout" svg:width="0.777cm" svg:height="1.108cm" svg:x="9.529cm" svg:y="4.657cm">
          <text:list text:style-name="L11">
            <text:list-header>
              <text:p text:style-name="P16"><text:span text:style-name="T16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50" draw:text-style-name="P17" draw:layer="layout" svg:width="0.697cm" svg:height="1.108cm" svg:x="15.253cm" svg:y="4.657cm">
          <text:list text:style-name="L11">
            <text:list-header>
              <text:p text:style-name="P16"><text:span text:style-name="T16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151" draw:text-style-name="P17" draw:layer="layout" svg:width="0.896cm" svg:height="1.108cm" svg:x="20.84cm" svg:y="4.657cm">
          <text:list text:style-name="L11">
            <text:list-header>
              <text:p text:style-name="P16"><text:span text:style-name="T16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52" draw:text-style-name="P17" draw:layer="layout" svg:width="0.815cm" svg:height="1.108cm" svg:x="3.797cm" svg:y="12.277cm">
          <text:list text:style-name="L11">
            <text:list-header>
              <text:p text:style-name="P16"><text:span text:style-name="T16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53" draw:text-style-name="P17" draw:layer="layout" svg:width="0.972cm" svg:height="1.108cm" svg:x="9.495cm" svg:y="12.277cm">
          <text:list text:style-name="L11">
            <text:list-header>
              <text:p text:style-name="P16"><text:span text:style-name="T16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54" draw:text-style-name="P17" draw:layer="layout" svg:width="0.858cm" svg:height="1.108cm" svg:x="15.327cm" svg:y="12.277cm">
          <text:list text:style-name="L11">
            <text:list-header>
              <text:p text:style-name="P16"><text:span text:style-name="T16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55" draw:text-style-name="P17" draw:layer="layout" svg:width="0.815cm" svg:height="1.108cm" svg:x="21.127cm" svg:y="12.277cm">
          <text:list text:style-name="L11">
            <text:list-header>
              <text:p text:style-name="P16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56" draw:text-style-name="P18" draw:layer="layout" draw:type="line" svg:x1="4.232cm" svg:y1="10.119cm" svg:x2="4.234cm" svg:y2="8.081cm" draw:start-shape="id57" draw:start-glue-point="4" draw:end-shape="id58" draw:end-glue-point="8" svg:d="M4232 10119l2-2038" svg:viewBox="0 0 3 2039">
          <text:p/>
        </draw:connector>
        <draw:connector draw:name="AutoShape 20" draw:style-name="gr56" draw:text-style-name="P18" draw:layer="layout" draw:type="line" svg:x1="5.33cm" svg:y1="6.984cm" svg:x2="8.85cm" svg:y2="6.986cm" draw:start-shape="id58" draw:start-glue-point="10" draw:end-shape="id59" draw:end-glue-point="6" svg:d="M5330 6984l3520 2" svg:viewBox="0 0 3521 3">
          <text:p/>
        </draw:connector>
        <draw:connector draw:name="AutoShape 21" draw:style-name="gr56" draw:text-style-name="P18" draw:layer="layout" draw:type="line" svg:x1="9.947cm" svg:y1="8.082cm" svg:x2="9.949cm" svg:y2="10.12cm" draw:start-shape="id59" draw:start-glue-point="8" draw:end-shape="id60" draw:end-glue-point="4" svg:d="M9947 8082l2 2038" svg:viewBox="0 0 3 2039">
          <text:p/>
        </draw:connector>
        <draw:connector draw:name="AutoShape 22" draw:style-name="gr56" draw:text-style-name="P18" draw:layer="layout" draw:type="line" svg:x1="10.698cm" svg:y1="10.428cm" svg:x2="14.915cm" svg:y2="7.772cm" draw:start-shape="id60" draw:start-glue-point="11" draw:end-shape="id61" draw:end-glue-point="7" svg:d="M10698 10428l4217-2656" svg:viewBox="0 0 4218 2657">
          <text:p/>
        </draw:connector>
        <draw:connector draw:name="AutoShape 23" draw:style-name="gr56" draw:text-style-name="P18" draw:layer="layout" draw:type="line" svg:x1="11.045cm" svg:y1="11.217cm" svg:x2="14.565cm" svg:y2="11.219cm" draw:start-shape="id60" draw:start-glue-point="10" draw:end-shape="id62" draw:end-glue-point="6" svg:d="M11045 11217l3520 2" svg:viewBox="0 0 3521 3">
          <text:p/>
        </draw:connector>
        <draw:connector draw:name="AutoShape 24" draw:style-name="gr21" draw:text-style-name="P18" draw:layer="layout" draw:type="line" svg:x1="15.662cm" svg:y1="10.119cm" svg:x2="15.664cm" svg:y2="8.081cm" draw:start-shape="id62" draw:start-glue-point="4" draw:end-shape="id61" draw:end-glue-point="8" svg:d="M15662 10119l2-2038" svg:viewBox="0 0 3 2039">
          <text:p/>
        </draw:connector>
        <draw:connector draw:name="AutoShape 25" draw:style-name="gr56" draw:text-style-name="P18" draw:layer="layout" draw:type="line" svg:x1="16.76cm" svg:y1="6.984cm" svg:x2="20.28cm" svg:y2="6.986cm" draw:start-shape="id61" draw:start-glue-point="10" draw:end-shape="id63" draw:end-glue-point="6" svg:d="M16760 6984l3520 2" svg:viewBox="0 0 3521 3">
          <text:p/>
        </draw:connector>
        <draw:connector draw:name="AutoShape 26" draw:style-name="gr56" draw:text-style-name="P18" draw:layer="layout" draw:type="line" svg:x1="16.76cm" svg:y1="11.217cm" svg:x2="20.28cm" svg:y2="11.219cm" draw:start-shape="id62" draw:start-glue-point="10" draw:end-shape="id64" draw:end-glue-point="6" svg:d="M16760 11217l3520 2" svg:viewBox="0 0 3521 3">
          <text:p/>
        </draw:connector>
        <draw:connector draw:name="AutoShape 27" draw:style-name="gr21" draw:text-style-name="P18" draw:layer="layout" draw:type="line" svg:x1="21.377cm" svg:y1="10.119cm" svg:x2="21.379cm" svg:y2="8.081cm" draw:start-shape="id64" draw:start-glue-point="4" draw:end-shape="id63" draw:end-glue-point="8" svg:d="M21377 10119l2-2038" svg:viewBox="0 0 3 2039">
          <text:p/>
        </draw:connector>
        <draw:custom-shape draw:name="Rectangle 28" draw:style-name="gr156" draw:text-style-name="P17" draw:layer="layout" svg:width="1.905cm" svg:height="1.693cm" svg:x="5.08cm" svg:y="15.452cm">
          <text:list text:style-name="L11">
            <text:list-header>
              <text:p text:style-name="P16"><text:span text:style-name="T19">Q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157" draw:text-style-name="P17" draw:layer="layout" svg:width="1.905cm" svg:height="1.693cm" svg:x="6.985cm" svg:y="15.452cm">
          <text:list text:style-name="L11">
            <text:list-header>
              <text:p text:style-name="P16"><text:span text:style-name="T18">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158" draw:text-style-name="P17" draw:layer="layout" svg:width="1.905cm" svg:height="1.693cm" svg:x="8.89cm" svg:y="15.452cm">
          <text:list text:style-name="L11">
            <text:list-header>
              <text:p text:style-name="P16"><text:span text:style-name="T18">y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823cm" svg:height="9.617cm" svg:x="3.236cm" svg:y="1.922cm" draw:page-number="15" presentation:class="page"/>
          <draw:frame presentation:style-name="pr3" draw:text-style-name="P6" draw:layer="layout" svg:width="14.155cm" svg:height="11.54cm" svg:x="2.57cm" svg:y="12.184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custom-shape draw:name="Footer Placeholder 3" draw:style-name="gr1" draw:text-style-name="P2" draw:layer="layout" svg:width="22.86cm" svg:height="0.847cm" svg:x="1.27cm" svg:y="18.203cm">
          <text:list text:style-name="L1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</text:span><text:span text:style-name="T1"><text:date style:data-style-name="D3" text:date-value="2019-03-10">03/10/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2.86cm" svg:height="2.752cm" svg:x="1.27cm" svg:y="0.635cm" presentation:class="title" presentation:user-transformed="true">
          <draw:text-box>
            <text:list text:style-name="L2">
              <text:list-header>
                <text:p text:style-name="P3"><text:span text:style-name="T3">Breadth-First Search: Example</text:span></text:p>
              </text:list-header>
            </text:list>
          </draw:text-box>
        </draw:frame>
        <draw:custom-shape draw:name="Oval 3" draw:style-name="gr159" draw:text-style-name="P22" xml:id="id66" draw:id="id66" draw:layer="layout" svg:width="2.117cm" svg:height="2.116cm" svg:x="3.175cm" svg:y="5.927cm">
          <text:list text:style-name="L9">
            <text:list-header>
              <text:p text:style-name="P14"><text:span text:style-name="T17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160" draw:text-style-name="P21" xml:id="id65" draw:id="id65" draw:layer="layout" svg:width="2.117cm" svg:height="2.117cm" svg:x="3.175cm" svg:y="10.16cm">
          <text:list text:style-name="L9">
            <text:list-header>
              <text:p text:style-name="P16"><text:span text:style-name="T1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61" draw:text-style-name="P21" xml:id="id67" draw:id="id67" draw:layer="layout" svg:width="2.117cm" svg:height="2.116cm" svg:x="8.89cm" svg:y="5.927cm">
          <text:list text:style-name="L9">
            <text:list-header>
              <text:p text:style-name="P16"><text:span text:style-name="T17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162" draw:text-style-name="P21" xml:id="id68" draw:id="id68" draw:layer="layout" svg:width="2.117cm" svg:height="2.117cm" svg:x="8.89cm" svg:y="10.16cm">
          <text:list text:style-name="L9">
            <text:list-header>
              <text:p text:style-name="P16"><text:span text:style-name="T17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63" draw:text-style-name="P21" xml:id="id69" draw:id="id69" draw:layer="layout" svg:width="2.117cm" svg:height="2.116cm" svg:x="14.605cm" svg:y="5.927cm">
          <text:list text:style-name="L9">
            <text:list-header>
              <text:p text:style-name="P16"><text:span text:style-name="T1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164" draw:text-style-name="P21" xml:id="id70" draw:id="id70" draw:layer="layout" svg:width="2.117cm" svg:height="2.117cm" svg:x="14.605cm" svg:y="10.16cm">
          <text:list text:style-name="L9">
            <text:list-header>
              <text:p text:style-name="P16"><text:span text:style-name="T1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165" draw:text-style-name="P21" xml:id="id71" draw:id="id71" draw:layer="layout" svg:width="2.117cm" svg:height="2.116cm" svg:x="20.32cm" svg:y="5.927cm">
          <text:list text:style-name="L9">
            <text:list-header>
              <text:p text:style-name="P16"><text:span text:style-name="T17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166" draw:text-style-name="P19" xml:id="id72" draw:id="id72" draw:layer="layout" svg:width="2.117cm" svg:height="2.117cm" svg:x="20.32cm" svg:y="10.16cm">
          <text:list text:style-name="L9">
            <text:list-header>
              <text:p text:style-name="P16"><text:span text:style-name="T17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" draw:style-name="gr167" draw:text-style-name="P17" draw:layer="layout" svg:width="0.777cm" svg:height="1.108cm" svg:x="3.845cm" svg:y="4.657cm">
          <text:list text:style-name="L11">
            <text:list-header>
              <text:p text:style-name="P16"><text:span text:style-name="T16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168" draw:text-style-name="P17" draw:layer="layout" svg:width="0.777cm" svg:height="1.108cm" svg:x="9.529cm" svg:y="4.657cm">
          <text:list text:style-name="L11">
            <text:list-header>
              <text:p text:style-name="P16"><text:span text:style-name="T16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69" draw:text-style-name="P17" draw:layer="layout" svg:width="0.697cm" svg:height="1.108cm" svg:x="15.253cm" svg:y="4.657cm">
          <text:list text:style-name="L11">
            <text:list-header>
              <text:p text:style-name="P16"><text:span text:style-name="T16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170" draw:text-style-name="P17" draw:layer="layout" svg:width="0.896cm" svg:height="1.108cm" svg:x="20.84cm" svg:y="4.657cm">
          <text:list text:style-name="L11">
            <text:list-header>
              <text:p text:style-name="P16"><text:span text:style-name="T16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71" draw:text-style-name="P17" draw:layer="layout" svg:width="0.815cm" svg:height="1.108cm" svg:x="3.797cm" svg:y="12.277cm">
          <text:list text:style-name="L11">
            <text:list-header>
              <text:p text:style-name="P16"><text:span text:style-name="T16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72" draw:text-style-name="P17" draw:layer="layout" svg:width="0.972cm" svg:height="1.108cm" svg:x="9.495cm" svg:y="12.277cm">
          <text:list text:style-name="L11">
            <text:list-header>
              <text:p text:style-name="P16"><text:span text:style-name="T16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73" draw:text-style-name="P17" draw:layer="layout" svg:width="0.858cm" svg:height="1.108cm" svg:x="15.327cm" svg:y="12.277cm">
          <text:list text:style-name="L11">
            <text:list-header>
              <text:p text:style-name="P16"><text:span text:style-name="T16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74" draw:text-style-name="P17" draw:layer="layout" svg:width="0.815cm" svg:height="1.108cm" svg:x="21.127cm" svg:y="12.277cm">
          <text:list text:style-name="L11">
            <text:list-header>
              <text:p text:style-name="P16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56" draw:text-style-name="P18" draw:layer="layout" draw:type="line" svg:x1="4.232cm" svg:y1="10.119cm" svg:x2="4.234cm" svg:y2="8.081cm" draw:start-shape="id65" draw:start-glue-point="4" draw:end-shape="id66" draw:end-glue-point="8" svg:d="M4232 10119l2-2038" svg:viewBox="0 0 3 2039">
          <text:p/>
        </draw:connector>
        <draw:connector draw:name="AutoShape 20" draw:style-name="gr56" draw:text-style-name="P18" draw:layer="layout" draw:type="line" svg:x1="5.33cm" svg:y1="6.984cm" svg:x2="8.85cm" svg:y2="6.986cm" draw:start-shape="id66" draw:start-glue-point="10" draw:end-shape="id67" draw:end-glue-point="6" svg:d="M5330 6984l3520 2" svg:viewBox="0 0 3521 3">
          <text:p/>
        </draw:connector>
        <draw:connector draw:name="AutoShape 21" draw:style-name="gr56" draw:text-style-name="P18" draw:layer="layout" draw:type="line" svg:x1="9.947cm" svg:y1="8.082cm" svg:x2="9.949cm" svg:y2="10.12cm" draw:start-shape="id67" draw:start-glue-point="8" draw:end-shape="id68" draw:end-glue-point="4" svg:d="M9947 8082l2 2038" svg:viewBox="0 0 3 2039">
          <text:p/>
        </draw:connector>
        <draw:connector draw:name="AutoShape 22" draw:style-name="gr56" draw:text-style-name="P18" draw:layer="layout" draw:type="line" svg:x1="10.698cm" svg:y1="10.428cm" svg:x2="14.915cm" svg:y2="7.772cm" draw:start-shape="id68" draw:start-glue-point="11" draw:end-shape="id69" draw:end-glue-point="7" svg:d="M10698 10428l4217-2656" svg:viewBox="0 0 4218 2657">
          <text:p/>
        </draw:connector>
        <draw:connector draw:name="AutoShape 23" draw:style-name="gr56" draw:text-style-name="P18" draw:layer="layout" draw:type="line" svg:x1="11.045cm" svg:y1="11.217cm" svg:x2="14.565cm" svg:y2="11.219cm" draw:start-shape="id68" draw:start-glue-point="10" draw:end-shape="id70" draw:end-glue-point="6" svg:d="M11045 11217l3520 2" svg:viewBox="0 0 3521 3">
          <text:p/>
        </draw:connector>
        <draw:connector draw:name="AutoShape 24" draw:style-name="gr21" draw:text-style-name="P18" draw:layer="layout" draw:type="line" svg:x1="15.662cm" svg:y1="10.119cm" svg:x2="15.664cm" svg:y2="8.081cm" draw:start-shape="id70" draw:start-glue-point="4" draw:end-shape="id69" draw:end-glue-point="8" svg:d="M15662 10119l2-2038" svg:viewBox="0 0 3 2039">
          <text:p/>
        </draw:connector>
        <draw:connector draw:name="AutoShape 25" draw:style-name="gr56" draw:text-style-name="P18" draw:layer="layout" draw:type="line" svg:x1="16.76cm" svg:y1="6.984cm" svg:x2="20.28cm" svg:y2="6.986cm" draw:start-shape="id69" draw:start-glue-point="10" draw:end-shape="id71" draw:end-glue-point="6" svg:d="M16760 6984l3520 2" svg:viewBox="0 0 3521 3">
          <text:p/>
        </draw:connector>
        <draw:connector draw:name="AutoShape 26" draw:style-name="gr56" draw:text-style-name="P18" draw:layer="layout" draw:type="line" svg:x1="16.76cm" svg:y1="11.217cm" svg:x2="20.28cm" svg:y2="11.219cm" draw:start-shape="id70" draw:start-glue-point="10" draw:end-shape="id72" draw:end-glue-point="6" svg:d="M16760 11217l3520 2" svg:viewBox="0 0 3521 3">
          <text:p/>
        </draw:connector>
        <draw:connector draw:name="AutoShape 27" draw:style-name="gr21" draw:text-style-name="P18" draw:layer="layout" draw:type="line" svg:x1="21.377cm" svg:y1="10.119cm" svg:x2="21.379cm" svg:y2="8.081cm" draw:start-shape="id72" draw:start-glue-point="4" draw:end-shape="id71" draw:end-glue-point="8" svg:d="M21377 10119l2-2038" svg:viewBox="0 0 3 2039">
          <text:p/>
        </draw:connector>
        <draw:custom-shape draw:name="Rectangle 28" draw:style-name="gr175" draw:text-style-name="P17" draw:layer="layout" svg:width="1.905cm" svg:height="1.693cm" svg:x="5.08cm" svg:y="15.452cm">
          <text:list text:style-name="L11">
            <text:list-header>
              <text:p text:style-name="P16"><text:span text:style-name="T19">Q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176" draw:text-style-name="P17" draw:layer="layout" svg:width="1.905cm" svg:height="1.693cm" svg:x="6.985cm" svg:y="15.452cm">
          <text:list text:style-name="L11">
            <text:list-header>
              <text:p text:style-name="P16"><text:span text:style-name="T18">y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823cm" svg:height="9.617cm" svg:x="3.236cm" svg:y="1.922cm" draw:page-number="16" presentation:class="page"/>
          <draw:frame presentation:style-name="pr3" draw:text-style-name="P6" draw:layer="layout" svg:width="14.155cm" svg:height="11.54cm" svg:x="2.57cm" svg:y="12.184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custom-shape draw:name="Footer Placeholder 3" draw:style-name="gr1" draw:text-style-name="P2" draw:layer="layout" svg:width="22.86cm" svg:height="0.847cm" svg:x="1.27cm" svg:y="18.203cm">
          <text:list text:style-name="L1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</text:span><text:span text:style-name="T1"><text:date style:data-style-name="D3" text:date-value="2019-03-10">03/10/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2.86cm" svg:height="2.752cm" svg:x="1.27cm" svg:y="0.635cm" presentation:class="title" presentation:user-transformed="true">
          <draw:text-box>
            <text:list text:style-name="L2">
              <text:list-header>
                <text:p text:style-name="P3"><text:span text:style-name="T3">Breadth-First Search: Example</text:span></text:p>
              </text:list-header>
            </text:list>
          </draw:text-box>
        </draw:frame>
        <draw:custom-shape draw:name="Oval 3" draw:style-name="gr177" draw:text-style-name="P22" xml:id="id74" draw:id="id74" draw:layer="layout" svg:width="2.117cm" svg:height="2.116cm" svg:x="3.175cm" svg:y="5.927cm">
          <text:list text:style-name="L9">
            <text:list-header>
              <text:p text:style-name="P14"><text:span text:style-name="T17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178" draw:text-style-name="P21" xml:id="id73" draw:id="id73" draw:layer="layout" svg:width="2.117cm" svg:height="2.117cm" svg:x="3.175cm" svg:y="10.16cm">
          <text:list text:style-name="L9">
            <text:list-header>
              <text:p text:style-name="P16"><text:span text:style-name="T1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79" draw:text-style-name="P21" xml:id="id75" draw:id="id75" draw:layer="layout" svg:width="2.117cm" svg:height="2.116cm" svg:x="8.89cm" svg:y="5.927cm">
          <text:list text:style-name="L9">
            <text:list-header>
              <text:p text:style-name="P16"><text:span text:style-name="T17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180" draw:text-style-name="P21" xml:id="id76" draw:id="id76" draw:layer="layout" svg:width="2.117cm" svg:height="2.117cm" svg:x="8.89cm" svg:y="10.16cm">
          <text:list text:style-name="L9">
            <text:list-header>
              <text:p text:style-name="P16"><text:span text:style-name="T17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81" draw:text-style-name="P21" xml:id="id77" draw:id="id77" draw:layer="layout" svg:width="2.117cm" svg:height="2.116cm" svg:x="14.605cm" svg:y="5.927cm">
          <text:list text:style-name="L9">
            <text:list-header>
              <text:p text:style-name="P16"><text:span text:style-name="T1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182" draw:text-style-name="P21" xml:id="id78" draw:id="id78" draw:layer="layout" svg:width="2.117cm" svg:height="2.117cm" svg:x="14.605cm" svg:y="10.16cm">
          <text:list text:style-name="L9">
            <text:list-header>
              <text:p text:style-name="P16"><text:span text:style-name="T1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183" draw:text-style-name="P21" xml:id="id79" draw:id="id79" draw:layer="layout" svg:width="2.117cm" svg:height="2.116cm" svg:x="20.32cm" svg:y="5.927cm">
          <text:list text:style-name="L9">
            <text:list-header>
              <text:p text:style-name="P16"><text:span text:style-name="T17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184" draw:text-style-name="P21" xml:id="id80" draw:id="id80" draw:layer="layout" svg:width="2.117cm" svg:height="2.117cm" svg:x="20.32cm" svg:y="10.16cm">
          <text:list text:style-name="L9">
            <text:list-header>
              <text:p text:style-name="P16"><text:span text:style-name="T17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" draw:style-name="gr185" draw:text-style-name="P17" draw:layer="layout" svg:width="0.777cm" svg:height="1.108cm" svg:x="3.845cm" svg:y="4.657cm">
          <text:list text:style-name="L11">
            <text:list-header>
              <text:p text:style-name="P16"><text:span text:style-name="T16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186" draw:text-style-name="P17" draw:layer="layout" svg:width="0.777cm" svg:height="1.108cm" svg:x="9.529cm" svg:y="4.657cm">
          <text:list text:style-name="L11">
            <text:list-header>
              <text:p text:style-name="P16"><text:span text:style-name="T16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87" draw:text-style-name="P17" draw:layer="layout" svg:width="0.697cm" svg:height="1.108cm" svg:x="15.253cm" svg:y="4.657cm">
          <text:list text:style-name="L11">
            <text:list-header>
              <text:p text:style-name="P16"><text:span text:style-name="T16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188" draw:text-style-name="P17" draw:layer="layout" svg:width="0.896cm" svg:height="1.108cm" svg:x="20.84cm" svg:y="4.657cm">
          <text:list text:style-name="L11">
            <text:list-header>
              <text:p text:style-name="P16"><text:span text:style-name="T16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89" draw:text-style-name="P17" draw:layer="layout" svg:width="0.815cm" svg:height="1.108cm" svg:x="3.797cm" svg:y="12.277cm">
          <text:list text:style-name="L11">
            <text:list-header>
              <text:p text:style-name="P16"><text:span text:style-name="T16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90" draw:text-style-name="P17" draw:layer="layout" svg:width="0.972cm" svg:height="1.108cm" svg:x="9.495cm" svg:y="12.277cm">
          <text:list text:style-name="L11">
            <text:list-header>
              <text:p text:style-name="P16"><text:span text:style-name="T16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91" draw:text-style-name="P17" draw:layer="layout" svg:width="0.858cm" svg:height="1.108cm" svg:x="15.327cm" svg:y="12.277cm">
          <text:list text:style-name="L11">
            <text:list-header>
              <text:p text:style-name="P16"><text:span text:style-name="T16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92" draw:text-style-name="P17" draw:layer="layout" svg:width="0.815cm" svg:height="1.108cm" svg:x="21.127cm" svg:y="12.277cm">
          <text:list text:style-name="L11">
            <text:list-header>
              <text:p text:style-name="P16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56" draw:text-style-name="P18" draw:layer="layout" draw:type="line" svg:x1="4.232cm" svg:y1="10.119cm" svg:x2="4.234cm" svg:y2="8.081cm" draw:start-shape="id73" draw:start-glue-point="4" draw:end-shape="id74" draw:end-glue-point="8" svg:d="M4232 10119l2-2038" svg:viewBox="0 0 3 2039">
          <text:p/>
        </draw:connector>
        <draw:connector draw:name="AutoShape 20" draw:style-name="gr56" draw:text-style-name="P18" draw:layer="layout" draw:type="line" svg:x1="5.33cm" svg:y1="6.984cm" svg:x2="8.85cm" svg:y2="6.986cm" draw:start-shape="id74" draw:start-glue-point="10" draw:end-shape="id75" draw:end-glue-point="6" svg:d="M5330 6984l3520 2" svg:viewBox="0 0 3521 3">
          <text:p/>
        </draw:connector>
        <draw:connector draw:name="AutoShape 21" draw:style-name="gr56" draw:text-style-name="P18" draw:layer="layout" draw:type="line" svg:x1="9.947cm" svg:y1="8.082cm" svg:x2="9.949cm" svg:y2="10.12cm" draw:start-shape="id75" draw:start-glue-point="8" draw:end-shape="id76" draw:end-glue-point="4" svg:d="M9947 8082l2 2038" svg:viewBox="0 0 3 2039">
          <text:p/>
        </draw:connector>
        <draw:connector draw:name="AutoShape 22" draw:style-name="gr56" draw:text-style-name="P18" draw:layer="layout" draw:type="line" svg:x1="10.698cm" svg:y1="10.428cm" svg:x2="14.915cm" svg:y2="7.772cm" draw:start-shape="id76" draw:start-glue-point="11" draw:end-shape="id77" draw:end-glue-point="7" svg:d="M10698 10428l4217-2656" svg:viewBox="0 0 4218 2657">
          <text:p/>
        </draw:connector>
        <draw:connector draw:name="AutoShape 23" draw:style-name="gr56" draw:text-style-name="P18" draw:layer="layout" draw:type="line" svg:x1="11.045cm" svg:y1="11.217cm" svg:x2="14.565cm" svg:y2="11.219cm" draw:start-shape="id76" draw:start-glue-point="10" draw:end-shape="id78" draw:end-glue-point="6" svg:d="M11045 11217l3520 2" svg:viewBox="0 0 3521 3">
          <text:p/>
        </draw:connector>
        <draw:connector draw:name="AutoShape 24" draw:style-name="gr21" draw:text-style-name="P18" draw:layer="layout" draw:type="line" svg:x1="15.662cm" svg:y1="10.119cm" svg:x2="15.664cm" svg:y2="8.081cm" draw:start-shape="id78" draw:start-glue-point="4" draw:end-shape="id77" draw:end-glue-point="8" svg:d="M15662 10119l2-2038" svg:viewBox="0 0 3 2039">
          <text:p/>
        </draw:connector>
        <draw:connector draw:name="AutoShape 25" draw:style-name="gr56" draw:text-style-name="P18" draw:layer="layout" draw:type="line" svg:x1="16.76cm" svg:y1="6.984cm" svg:x2="20.28cm" svg:y2="6.986cm" draw:start-shape="id77" draw:start-glue-point="10" draw:end-shape="id79" draw:end-glue-point="6" svg:d="M16760 6984l3520 2" svg:viewBox="0 0 3521 3">
          <text:p/>
        </draw:connector>
        <draw:connector draw:name="AutoShape 26" draw:style-name="gr56" draw:text-style-name="P18" draw:layer="layout" draw:type="line" svg:x1="16.76cm" svg:y1="11.217cm" svg:x2="20.28cm" svg:y2="11.219cm" draw:start-shape="id78" draw:start-glue-point="10" draw:end-shape="id80" draw:end-glue-point="6" svg:d="M16760 11217l3520 2" svg:viewBox="0 0 3521 3">
          <text:p/>
        </draw:connector>
        <draw:connector draw:name="AutoShape 27" draw:style-name="gr21" draw:text-style-name="P18" draw:layer="layout" draw:type="line" svg:x1="21.377cm" svg:y1="10.119cm" svg:x2="21.379cm" svg:y2="8.081cm" draw:start-shape="id80" draw:start-glue-point="4" draw:end-shape="id79" draw:end-glue-point="8" svg:d="M21377 10119l2-2038" svg:viewBox="0 0 3 2039">
          <text:p/>
        </draw:connector>
        <draw:custom-shape draw:name="Rectangle 28" draw:style-name="gr193" draw:text-style-name="P17" draw:layer="layout" svg:width="1.905cm" svg:height="1.693cm" svg:x="5.08cm" svg:y="15.452cm">
          <text:list text:style-name="L11">
            <text:list-header>
              <text:p text:style-name="P16"><text:span text:style-name="T19">Q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194" draw:text-style-name="P17" draw:layer="layout" svg:width="1.905cm" svg:height="1.693cm" svg:x="6.985cm" svg:y="15.452cm">
          <text:list text:style-name="L11">
            <text:list-header>
              <text:p text:style-name="P16"><text:span text:style-name="T20">Ø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823cm" svg:height="9.617cm" svg:x="3.236cm" svg:y="1.922cm" draw:page-number="17" presentation:class="page"/>
          <draw:frame presentation:style-name="pr3" draw:text-style-name="P6" draw:layer="layout" svg:width="14.155cm" svg:height="11.54cm" svg:x="2.57cm" svg:y="12.184cm" presentation:class="notes" presentation:placeholder="true">
            <draw:text-box/>
          </draw:frame>
        </presentation:notes>
      </draw:page>
      <draw:page draw:name="BFS: The Code Again" draw:style-name="dp1" draw:master-page-name="Default" presentation:use-date-time-name="dtd1">
        <draw:custom-shape draw:name="Footer Placeholder 3" draw:style-name="gr1" draw:text-style-name="P2" draw:layer="layout" svg:width="22.86cm" svg:height="0.847cm" svg:x="1.27cm" svg:y="18.203cm">
          <text:list text:style-name="L1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</text:span><text:span text:style-name="T1"><text:date style:data-style-name="D3" text:date-value="2019-03-10">03/10/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2.86cm" svg:height="2.752cm" svg:x="1.27cm" svg:y="0.635cm" presentation:class="title" presentation:user-transformed="true">
          <draw:text-box>
            <text:list text:style-name="L2">
              <text:list-header>
                <text:p text:style-name="P3"><text:span text:style-name="T3">BFS: The Code Again</text:span></text:p>
              </text:list-header>
            </text:list>
          </draw:text-box>
        </draw:frame>
        <draw:frame presentation:style-name="pr5" draw:text-style-name="P4" draw:layer="layout" svg:width="22.86cm" svg:height="12.065cm" svg:x="1.27cm" svg:y="4.232cm" presentation:class="outline" presentation:user-transformed="true">
          <draw:text-box>
            <text:list text:style-name="L7">
              <text:list-header>
                <text:p text:style-name="P10"><text:span text:style-name="T10">BFS(G, s) {</text:span></text:p>
                <text:p text:style-name="P10"><text:span text:style-name="T10"><text:s text:c="4"/></text:span><text:span text:style-name="T10">initialize vertices;</text:span></text:p>
                <text:p text:style-name="P11"><text:span text:style-name="T10"><text:s text:c="4"/></text:span><text:span text:style-name="T10">Q = {s};</text:span><text:span text:style-name="T10"><text:tab/></text:span><text:span text:style-name="T10"><text:tab/></text:span></text:p>
                <text:p text:style-name="P10"><text:span text:style-name="T10"><text:s text:c="4"/></text:span><text:span text:style-name="T10">while (Q not empty) { <text:s text:c="3"/></text:span></text:p>
                <text:p text:style-name="P10"><text:span text:style-name="T10"><text:s text:c="8"/></text:span><text:span text:style-name="T10">u = RemoveTop(Q);</text:span></text:p>
                <text:p text:style-name="P10"><text:span text:style-name="T10"><text:s text:c="8"/></text:span><text:span text:style-name="T10">for each v </text:span><text:span text:style-name="T12"></text:span><text:span text:style-name="T10"> u-&gt;adj {</text:span></text:p>
                <text:p text:style-name="P10"><text:span text:style-name="T10"><text:s text:c="12"/></text:span><text:span text:style-name="T10">if (v-&gt;color == WHITE)</text:span></text:p>
                <text:p text:style-name="P10"><text:span text:style-name="T10"><text:s text:c="16"/></text:span><text:span text:style-name="T10">v-&gt;color = GREY;</text:span></text:p>
                <text:p text:style-name="P10"><text:span text:style-name="T10"><text:s text:c="16"/></text:span><text:span text:style-name="T10">v-&gt;d = u-&gt;d + 1;</text:span></text:p>
                <text:p text:style-name="P10"><text:span text:style-name="T10"><text:s text:c="16"/></text:span><text:span text:style-name="T10">v-&gt;p = u;</text:span></text:p>
                <text:p text:style-name="P10"><text:span text:style-name="T10"><text:s text:c="16"/></text:span><text:span text:style-name="T10">Enqueue(Q, v);</text:span></text:p>
                <text:p text:style-name="P10"><text:span text:style-name="T10"><text:s text:c="8"/></text:span><text:span text:style-name="T10">}</text:span></text:p>
                <text:p text:style-name="P10"><text:span text:style-name="T10"><text:s text:c="8"/></text:span><text:span text:style-name="T10">u-&gt;color = BLACK;</text:span></text:p>
                <text:p text:style-name="P10"><text:span text:style-name="T10"><text:s text:c="4"/></text:span><text:span text:style-name="T10">}</text:span></text:p>
                <text:p text:style-name="P10"><text:span text:style-name="T10">}</text:span></text:p>
              </text:list-header>
            </text:list>
          </draw:text-box>
        </draw:frame>
        <draw:custom-shape draw:name="Text Box 4" draw:style-name="gr195" draw:text-style-name="P13" xml:id="id83" draw:id="id83" draw:layer="layout" svg:width="11.407cm" svg:height="1.277cm" svg:x="12.518cm" svg:y="14.817cm">
          <text:list text:style-name="L9">
            <text:list-header>
              <text:p text:style-name="P12"><text:span text:style-name="T21">What will be the running time?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 xml:id="id84" draw:id="id84">
          <draw:custom-shape draw:name="Text Box 6" draw:style-name="gr196" draw:text-style-name="P13" draw:layer="layout" svg:width="9.375cm" svg:height="1.277cm" svg:x="12.733cm" svg:y="4.868cm">
            <text:list text:style-name="L12">
              <text:list-header>
                <text:p text:style-name="P12"><text:span text:style-name="T22">Touch every vertex: O(V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" draw:style-name="gr197" draw:text-style-name="P18" draw:layer="layout" svg:x1="12.699cm" svg:y1="5.503cm" svg:x2="11.006cm" svg:y2="5.503cm">
            <text:p/>
          </draw:line>
        </draw:g>
        <draw:g draw:name="Group 8" xml:id="id85" draw:id="id85">
          <draw:custom-shape draw:name="Text Box 9" draw:style-name="gr198" draw:text-style-name="P13" draw:layer="layout" svg:width="11.178cm" svg:height="2.293cm" svg:x="13.329cm" svg:y="7.814cm">
            <text:list text:style-name="L12">
              <text:list-header>
                <text:p text:style-name="P12"><text:span text:style-name="T22">u = every vertex, but only once</text:span><text:span text:style-name="T22"><text:line-break/></text:span><text:span text:style-name="T22"> <text:s text:c="33"/>(</text:span><text:span text:style-name="T21">Why?</text:span><text:span text:style-name="T22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0" draw:style-name="gr197" draw:text-style-name="P18" draw:layer="layout" svg:x1="13.334cm" svg:y1="8.467cm" svg:x2="11.217cm" svg:y2="8.467cm">
            <text:p/>
          </draw:line>
        </draw:g>
        <draw:g draw:name="Group 11" xml:id="id86" draw:id="id86">
          <draw:custom-shape draw:name="Text Box 12" draw:style-name="gr199" draw:text-style-name="P13" draw:layer="layout" svg:width="7.197cm" svg:height="4.325cm" svg:x="0.423cm" svg:y="10.372cm">
            <text:list text:style-name="L12">
              <text:list-header>
                <text:p text:style-name="P12"><text:span text:style-name="T22">So v = every vertex that appears in some other vert’s adjacency li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3" draw:style-name="gr197" draw:text-style-name="P18" draw:layer="layout" svg:x1="4.022cm" svg:y1="10.371cm" svg:x2="7.832cm" svg:y2="9.524cm">
            <text:p/>
          </draw:line>
        </draw:g>
        <draw:custom-shape draw:name="Text Box 14" draw:style-name="gr200" draw:text-style-name="P13" xml:id="id87" draw:id="id87" draw:layer="layout" svg:width="10.755cm" svg:height="1.277cm" svg:x="12.522cm" svg:y="15.875cm">
          <text:list text:style-name="L11">
            <text:list-header>
              <text:p text:style-name="P12"><text:span text:style-name="T23">Total running time: O(V+E)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8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8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8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8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823cm" svg:height="9.617cm" svg:x="3.236cm" svg:y="1.922cm" draw:page-number="18" presentation:class="page"/>
          <draw:frame presentation:style-name="pr3" draw:text-style-name="P6" draw:layer="layout" svg:width="14.155cm" svg:height="11.54cm" svg:x="2.57cm" svg:y="12.184cm" presentation:class="notes" presentation:placeholder="true">
            <draw:text-box/>
          </draw:frame>
        </presentation:notes>
      </draw:page>
      <draw:page draw:name="Breadth-First Search: Properties" draw:style-name="dp1" draw:master-page-name="Default" presentation:use-date-time-name="dtd1">
        <draw:custom-shape draw:name="Footer Placeholder 3" draw:style-name="gr1" draw:text-style-name="P2" draw:layer="layout" svg:width="22.86cm" svg:height="0.847cm" svg:x="1.27cm" svg:y="18.203cm">
          <text:list text:style-name="L1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</text:span><text:span text:style-name="T1"><text:date style:data-style-name="D3" text:date-value="2019-03-10">03/10/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2.86cm" svg:height="2.752cm" svg:x="1.27cm" svg:y="0.635cm" presentation:class="title" presentation:user-transformed="true">
          <draw:text-box>
            <text:list text:style-name="L2">
              <text:list-header>
                <text:p text:style-name="P3"><text:span text:style-name="T3">Breadth-First Search: Properties</text:span></text:p>
              </text:list-header>
            </text:list>
          </draw:text-box>
        </draw:frame>
        <draw:frame presentation:style-name="pr5" draw:text-style-name="P4" draw:layer="layout" svg:width="22.86cm" svg:height="12.065cm" svg:x="1.27cm" svg:y="4.232cm" presentation:class="outline" presentation:user-transformed="true">
          <draw:text-box>
            <text:list text:style-name="L4">
              <text:list-item>
                <text:p text:style-name="P5"><text:span text:style-name="T3">BFS calculates the </text:span><text:span text:style-name="T6">shortest-path distance</text:span><text:span text:style-name="T3"> to the source node</text:span></text:p>
              </text:list-item>
              <text:list-item>
                <text:p text:style-name="P5"><text:span text:style-name="T3">Since BFS gives a path from root to node, d[v]&gt;=sd[v] (cant be shorter than shortest path)</text:span></text:p>
              </text:list-item>
              <text:list-item>
                <text:p text:style-name="P5"><text:span text:style-name="T3">To prove that d[v]!&gt; sd[v]</text:span></text:p>
              </text:list-item>
              <text:list-item>
                <text:p text:style-name="P5"><text:span text:style-name="T3">D[v] is distance reported by bfs, sd[v] is shortest possible distance to v from s</text:span></text:p>
              </text:list-item>
            </text:list>
          </draw:text-box>
        </draw:frame>
        <presentation:notes draw:style-name="dp2">
          <draw:page-thumbnail draw:style-name="gr2" draw:layer="layout" svg:width="12.823cm" svg:height="9.617cm" svg:x="3.236cm" svg:y="1.922cm" draw:page-number="19" presentation:class="page"/>
          <draw:frame presentation:style-name="pr3" draw:text-style-name="P6" draw:layer="layout" svg:width="14.155cm" svg:height="11.54cm" svg:x="2.57cm" svg:y="12.184cm" presentation:class="notes" presentation:placeholder="true">
            <draw:text-box/>
          </draw:frame>
        </presentation:notes>
      </draw:page>
      <draw:page draw:name="Proof sketch" draw:style-name="dp1" draw:master-page-name="Default" presentation:use-date-time-name="dtd1">
        <draw:frame presentation:style-name="pr4" draw:text-style-name="P4" draw:layer="layout" svg:width="22.86cm" svg:height="2.752cm" svg:x="1.27cm" svg:y="0.635cm" presentation:class="title" presentation:user-transformed="true">
          <draw:text-box>
            <text:list text:style-name="L2">
              <text:list-header>
                <text:p text:style-name="P3"><text:span text:style-name="T9">Proof sketch</text:span></text:p>
              </text:list-header>
            </text:list>
          </draw:text-box>
        </draw:frame>
        <draw:frame presentation:style-name="pr5" draw:text-style-name="P4" draw:layer="layout" svg:width="22.86cm" svg:height="12.065cm" svg:x="1.27cm" svg:y="2.539cm" presentation:class="outline" presentation:user-transformed="true">
          <draw:text-box>
            <text:list text:style-name="L4">
              <text:list-item>
                <text:p text:style-name="P8"><text:span text:style-name="T24">Let v be node closest to s that has d[v]!=sd[v].</text:span></text:p>
              </text:list-item>
              <text:list-item>
                <text:p text:style-name="P8"><text:span text:style-name="T24">Now d[v] cant be less than sd[v] as sd[v] is the shortest possible distance. Hence to prove d[v]!&gt;sd[v].</text:span></text:p>
              </text:list-item>
              <text:list-item>
                <text:p text:style-name="P8"><text:span text:style-name="T24">Consider the actual shortest path. Let u be vertex just before v on shortest path from s to v which means sd[v]=sd[u]+1</text:span></text:p>
              </text:list-item>
              <text:list-item>
                <text:p text:style-name="P8"><text:span text:style-name="T24">Lets look at what could have happened during the bfs when u was being explored. Note u is grey.</text:span><text:span text:style-name="T24"><text:line-break/></text:span><text:span text:style-name="T24">-either v was white or black or grey. All show contradiction</text:span><text:span text:style-name="T24"><text:line-break/></text:span><text:span text:style-name="T24">If v was white: then d[v]=d[u]+1 </text:span></text:p>
              </text:list-item>
            </text:list>
            <text:list text:style-name="L7">
              <text:list-header>
                <text:p text:style-name="P23"><text:span text:style-name="T24"><text:s text:c="5"/></text:span><text:span text:style-name="T24">If v was black: then v was enqueued before u so d[v] &lt;=d[u]</text:span></text:p>
                <text:p text:style-name="P23"><text:span text:style-name="T24"><text:s text:c="5"/></text:span><text:span text:style-name="T24">If v was grey: so v was discovered through say w. Hence d[w] was enqueued before u and hence d[w]&lt;=d[u]. Hence, d[w]+1&lt;=d[u]+1. Hence d[v]=d[w]+1&lt;=d[u]+1.</text:span></text:p>
              </text:list-header>
            </text:list>
          </draw:text-box>
        </draw:frame>
        <draw:custom-shape draw:name="Footer Placeholder 3" draw:style-name="gr1" draw:text-style-name="P2" draw:layer="layout" svg:width="22.86cm" svg:height="0.847cm" svg:x="1.27cm" svg:y="18.203cm">
          <text:list text:style-name="L1">
            <text:list-header>
              <text:p text:style-name="P1"><text:span text:style-name="T1">David Luebke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8"/></text:span><text:span text:style-name="T1"><text:page-number>&lt;number&gt;</text:page-number></text:span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1"/></text:span><text:span text:style-name="T1"><text:date style:data-style-name="D3" text:date-value="2019-03-10">03/10/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823cm" svg:height="9.617cm" svg:x="3.236cm" svg:y="1.922cm" draw:page-number="20" presentation:class="page"/>
          <draw:frame presentation:style-name="pr3" draw:text-style-name="P6" draw:layer="layout" svg:width="14.155cm" svg:height="11.54cm" svg:x="2.57cm" svg:y="12.18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f8200" draw:end-color="#000082" draw:start-intensity="100%" draw:end-intensity="100%" draw:angle="900" draw:border="0%"/>
    <draw:gradient draw:name="Gradient_20_3" draw:display-name="Gradient 3" draw:style="linear" draw:start-color="#000082" draw:end-color="#ffffff" draw:start-intensity="100%" draw:end-intensity="100%" draw:angle="900" draw:border="0%"/>
    <draw:marker draw:name="Arrow" svg:viewBox="0 0 20 30" svg:d="M10 0l-10 30h20z"/>
    <draw:marker draw:name="msArrowEnd_20_5" draw:display-name="msArrowEnd 5" svg:viewBox="0 0 237 237" svg:d="M119 0l118 237h-23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0pt" fo:font-style="italic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0pt" style:font-style-asian="italic" style:font-weight-asian="normal" style:font-name-complex="FreeSans" style:font-family-complex="FreeSans" style:font-family-generic-complex="system" style:font-pitch-complex="variable" style:font-size-complex="20pt" style:font-style-complex="italic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italic" fo:text-shadow="none" style:text-underline-style="none" fo:font-weight="normal" style:font-size-asian="20pt" style:font-style-asian="italic" style:font-weight-asian="normal" style:font-size-complex="20pt" style:font-style-complex="italic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8cm" fo:padding-bottom="0.128cm" fo:padding-left="0.256cm" fo:padding-right="0.256cm">
        <text:list-style style:name="Default-outline1">
          <text:list-level-style-bullet text:level="1" text:bullet-char="●">
            <style:list-level-properties text:min-label-width="0.952cm"/>
            <style:text-properties style:font-name="Times New Roman" fo:color="#0033cc" fo:font-size="85%"/>
          </text:list-level-style-bullet>
          <text:list-level-style-bullet text:level="2" text:bullet-char="■">
            <style:list-level-properties text:space-before="1.27cm" text:min-label-width="0.793cm"/>
            <style:text-properties style:font-name="Times New Roman" fo:color="#cc0000" fo:font-size="85%"/>
          </text:list-level-style-bullet>
          <text:list-level-style-bullet text:level="3" text:bullet-char="○">
            <style:list-level-properties text:space-before="2.54cm" text:min-label-width="0.635cm"/>
            <style:text-properties style:font-name="Times New Roman" fo:color="#0033cc" fo:font-size="85%"/>
          </text:list-level-style-bullet>
          <text:list-level-style-bullet text:level="4" text:bullet-char="">
            <style:list-level-properties text:space-before="3.81cm" text:min-label-width="0.635cm"/>
            <style:text-properties fo:font-family="Wingdings" style:font-pitch="variable" style:font-charset="x-symbol" fo:color="#0033cc" fo:font-size="65%"/>
          </text:list-level-style-bullet>
          <text:list-level-style-bullet text:level="5" text:bullet-char="–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–">
            <style:list-level-properties text:space-before="5.08cm" text:min-label-width="0.635cm"/>
            <style:text-properties style:font-name="Times New Roman" fo:color="#0033cc" fo:font-size="100%"/>
          </text:list-level-style-bullet>
          <text:list-level-style-bullet text:level="2" text:bullet-char="■">
            <style:list-level-properties text:space-before="1.27cm" text:min-label-width="0.793cm"/>
            <style:text-properties style:font-name="Times New Roman" fo:color="#cc0000" fo:font-size="85%"/>
          </text:list-level-style-bullet>
          <text:list-level-style-bullet text:level="3" text:bullet-char="○">
            <style:list-level-properties text:space-before="2.54cm" text:min-label-width="0.635cm"/>
            <style:text-properties style:font-name="Times New Roman" fo:color="#0033cc" fo:font-size="85%"/>
          </text:list-level-style-bullet>
          <text:list-level-style-bullet text:level="4" text:bullet-char="">
            <style:list-level-properties text:space-before="3.81cm" text:min-label-width="0.635cm"/>
            <style:text-properties fo:font-family="Wingdings" style:font-pitch="variable" style:font-charset="x-symbol" fo:color="#0033cc" fo:font-size="65%"/>
          </text:list-level-style-bullet>
          <text:list-level-style-bullet text:level="5" text:bullet-char="–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33cc" fo:font-size="85%"/>
          </text:list-level-style-number>
          <text:list-level-style-bullet text:level="2" text:bullet-char="■">
            <style:list-level-properties text:space-before="1.27cm"/>
            <style:text-properties style:font-name="Times New Roman" fo:color="#cc0000" fo:font-size="85%"/>
          </text:list-level-style-bullet>
          <text:list-level-style-bullet text:level="3" text:bullet-char="○">
            <style:list-level-properties text:space-before="2.54cm"/>
            <style:text-properties style:font-name="Times New Roman" fo:color="#0033cc" fo:font-size="85%"/>
          </text:list-level-style-bullet>
          <text:list-level-style-bullet text:level="4" text:bullet-char="">
            <style:list-level-properties text:space-before="3.81cm"/>
            <style:text-properties fo:font-family="Wingdings" style:font-pitch="variable" style:font-charset="x-symbol" fo:color="#0033cc" fo:font-size="65%"/>
          </text:list-level-style-bullet>
          <text:list-level-style-bullet text:level="5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–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–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Default-title">
          <text:list-level-style-number text:level="1" style:num-format="">
            <style:list-level-properties/>
            <style:text-properties fo:color="#cc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c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8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Mgr3" style:family="graphic" style:parent-style-name="standard">
      <style:graphic-properties draw:stroke="none" draw:fill="none" draw:fill-color="#ffffff" draw:textarea-horizontal-align="center" draw:textarea-vertical-align="middle" draw:auto-grow-height="false" draw:auto-grow-width="false" fo:min-height="0.848cm" fo:min-width="0cm" fo:padding-top="0.128cm" fo:padding-bottom="0.128cm" fo:padding-left="0.256cm" fo:padding-right="0.256cm" fo:wrap-option="no-wrap" draw:shadow-color="#808080"/>
    </style:style>
    <style:style style:name="Mgr4" style:family="graphic" style:parent-style-name="standard">
      <style:graphic-properties draw:stroke="none" draw:fill="gradient" draw:fill-color="#ff8200" draw:fill-gradient-name="Gradient_20_2" draw:textarea-horizontal-align="left" draw:textarea-vertical-align="middle" draw:auto-grow-height="false" fo:min-height="0cm" fo:min-width="12.2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gradient" draw:fill-color="#000082" draw:fill-gradient-name="Gradient_20_3" draw:textarea-horizontal-align="left" draw:textarea-vertical-align="middle" draw:auto-grow-height="false" fo:min-height="0cm" fo:min-width="12.2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284cm" fo:min-width="0cm" fo:padding-top="0.128cm" fo:padding-bottom="0.128cm" fo:padding-left="0.257cm" fo:padding-right="0.257cm" fo:wrap-option="no-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284cm" fo:min-width="0cm" fo:padding-top="0.128cm" fo:padding-bottom="0.128cm" fo:padding-left="0.257cm" fo:padding-right="0.257cm" fo:wrap-option="no-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84cm" fo:min-width="0cm" fo:padding-top="0.128cm" fo:padding-bottom="0.128cm" fo:padding-left="0.257cm" fo:padding-right="0.257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84cm" fo:min-width="0cm" fo:padding-top="0.128cm" fo:padding-bottom="0.128cm" fo:padding-left="0.257cm" fo:padding-right="0.257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gradient" draw:fill-color="#ff8200" draw:fill-gradient-name="Gradient_20_2"/>
      <style:paragraph-properties style:writing-mode="lr-tb" style:font-independent-line-spacing="true"/>
    </style:style>
    <style:style style:name="MP8" style:family="paragraph">
      <loext:graphic-properties draw:fill="gradient" draw:fill-color="#000082" draw:fill-gradient-name="Gradient_20_3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9pt" fo:language="en" fo:country="US" fo:font-style="normal" fo:font-weight="bold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/>
    </style:style>
    <style:style style:name="MT2" style:family="text">
      <style:text-properties style:font-name="Times New Roman" fo:font-size="12pt" fo:language="en" fo:country="US" fo:font-style="normal" style:font-size-asian="12pt" style:language-asian="en" style:country-asian="US" style:font-style-asian="normal" style:font-size-complex="12pt" style:language-complex="en" style:country-complex="US" style:font-style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49cm" svg:height="6.111cm" svg:x="1cm" svg:y="2.407cm"/>
      <draw:page-thumbnail draw:layer="backgroundobjects" svg:width="8.149cm" svg:height="6.111cm" svg:x="1cm" svg:y="9.769cm"/>
      <draw:page-thumbnail draw:layer="backgroundobjects" svg:width="8.149cm" svg:height="6.111cm" svg:x="1cm" svg:y="17.131cm"/>
      <draw:page-thumbnail draw:layer="backgroundobjects" svg:width="8.149cm" svg:height="6.111cm" svg:x="10.15cm" svg:y="2.407cm"/>
      <draw:page-thumbnail draw:layer="backgroundobjects" svg:width="8.149cm" svg:height="6.111cm" svg:x="10.15cm" svg:y="9.769cm"/>
      <draw:page-thumbnail draw:layer="backgroundobjects" svg:width="8.149cm" svg:height="6.111cm" svg:x="10.15cm" svg:y="17.131cm"/>
      <draw:frame draw:style-name="Mgr1" draw:text-style-name="MP2" draw:layer="backgroundobjects" svg:width="8.375cm" svg:height="1.281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375cm" svg:height="1.281cm" svg:x="10.924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375cm" svg:height="1.281cm" svg:x="0cm" svg:y="24.368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375cm" svg:height="1.281cm" svg:x="10.924cm" svg:y="24.368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6" draw:layer="backgroundobjects" svg:width="22.86cm" svg:height="0.847cm" svg:x="1.27cm" svg:y="18.202cm" presentation:class="footer">
        <draw:text-box>
          <text:list text:style-name="ML1">
            <text:list-header>
              <text:p text:style-name="MP5"><text:span text:style-name="MT1">David Luebke</text:span><text:span text:style-name="MT1"><text:tab/></text:span><text:span text:style-name="MT1"><text:tab/></text:span><text:span text:style-name="MT1"><text:tab/></text:span><text:span text:style-name="MT1"><text:tab/></text:span><text:span text:style-name="MT1"> <text:s text:c="8"/></text:span><text:span text:style-name="MT1"><text:page-number>&lt;number&gt;</text:page-number></text:span><text:span text:style-name="MT1"><text:s/></text:span><text:span text:style-name="MT1"><text:tab/></text:span><text:span text:style-name="MT1"><text:tab/></text:span><text:span text:style-name="MT1"><text:tab/></text:span><text:span text:style-name="MT1"><text:tab/></text:span><text:span text:style-name="MT1"> <text:s text:c="11"/></text:span><text:span text:style-name="MT1"><text:date style:data-style-name="D3" text:date-value="2019-03-10">03/10/19</text:date></text:span></text:p>
            </text:list-header>
          </text:list>
        </draw:text-box>
      </draw:frame>
      <draw:frame presentation:style-name="Default-title" draw:layer="backgroundobjects" svg:width="22.86cm" svg:height="2.752cm" svg:x="1.27cm" svg:y="0.635cm" presentation:class="title" presentation:placeholder="true">
        <draw:text-box/>
      </draw:frame>
      <draw:frame presentation:style-name="Default-outline1" draw:layer="backgroundobjects" svg:width="22.86cm" svg:height="12.065cm" svg:x="1.27cm" svg:y="4.232cm" presentation:class="outline" presentation:placeholder="true">
        <draw:text-box/>
      </draw:frame>
      <draw:custom-shape draw:name="Rectangle 5" draw:style-name="Mgr4" draw:text-style-name="MP7" draw:layer="backgroundobjects" svg:width="12.7cm" svg:height="0.212cm" svg:x="0cm" svg:y="3.81cm">
        <text:p/>
        <draw:enhanced-geometry svg:viewBox="0 0 21600 21600" draw:type="rectangle" draw:enhanced-path="M 0 0 L 21600 0 21600 21600 0 21600 0 0 Z N"/>
      </draw:custom-shape>
      <draw:custom-shape draw:name="Rectangle 6" draw:style-name="Mgr5" draw:text-style-name="MP8" draw:layer="backgroundobjects" svg:width="12.7cm" svg:height="0.212cm" svg:x="12.7cm" svg:y="3.81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6" draw:text-style-name="MP9" draw:layer="backgroundobjects" svg:width="19.3cm" svg:height="25.65cm" svg:x="0cm" svg:y="0cm">
          <text:p/>
        </draw:rect>
        <draw:frame draw:style-name="Mgr7" draw:text-style-name="MP10" draw:layer="backgroundobjects" svg:width="8.361cm" svg:height="1.283cm" svg:x="-0.001cm" svg:y="-0.001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8" draw:text-style-name="MP11" draw:layer="backgroundobjects" svg:width="8.361cm" svg:height="1.283cm" svg:x="10.935cm" svg:y="-0.001cm" presentation:class="date-time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page-thumbnail presentation:style-name="Default-title" draw:layer="backgroundobjects" svg:width="12.823cm" svg:height="9.617cm" svg:x="3.236cm" svg:y="1.922cm" presentation:class="page"/>
        <draw:frame presentation:style-name="Default-notes" draw:layer="backgroundobjects" svg:width="14.155cm" svg:height="11.54cm" svg:x="2.57cm" svg:y="12.184cm" presentation:class="notes" presentation:placeholder="true">
          <draw:text-box/>
        </draw:frame>
        <draw:frame draw:style-name="Mgr9" draw:text-style-name="MP10" draw:layer="backgroundobjects" svg:width="8.361cm" svg:height="1.283cm" svg:x="-0.001cm" svg:y="24.363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10" draw:text-style-name="MP11" draw:layer="backgroundobjects" svg:width="8.361cm" svg:height="1.283cm" svg:x="10.935cm" svg:y="24.363cm" presentation:class="page-number">
          <draw:text-box>
            <text:list text:style-name="ML2">
              <text:list-header>
                <text:p text:style-name="MP12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 332: Algorithms</dc:title>
    <meta:initial-creator>David Luebke</meta:initial-creator>
    <meta:creation-date>1998-11-03T00:47:54.700000000</meta:creation-date>
    <dc:date>2019-03-10T16:45:18.863220167</dc:date>
    <meta:print-date>1998-11-04T00:03:01.324000000</meta:print-date>
    <meta:editing-cycles>215</meta:editing-cycles>
    <meta:editing-duration>P22DT12H8M43S</meta:editing-duration>
    <meta:document-statistic meta:object-count="403"/>
    <meta:generator>LibreOffice/6.0.7.3$Linux_X86_64 LibreOffice_project/00m0$Build-3</meta:generator>
    <meta:user-defined meta:name="BackColor" meta:value-type="float">15132390</meta:user-defined>
    <meta:user-defined meta:name="ButtonType" meta:value-type="float">4</meta:user-defined>
    <meta:user-defined meta:name="Compression" meta:value-type="float">95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2</meta:user-defined>
    <meta:user-defined meta:name="HomePage" meta:value-type="string">http://www.cs.virginia.edu/~luebke</meta:user-defined>
    <meta:user-defined meta:name="LinkColor" meta:value-type="float">16711782</meta:user-defined>
    <meta:user-defined meta:name="MailAddress" meta:value-type="string">luebke@cs.virginia.edu</meta:user-defined>
    <meta:user-defined meta:name="NavBtnPos" meta:value-type="float">1</meta:user-defined>
    <meta:user-defined meta:name="Other" meta:value-type="string"/>
    <meta:user-defined meta:name="OutputDir" meta:value-type="string">F:\public_html\cs332</meta:user-defined>
    <meta:user-defined meta:name="ScreenSize" meta:value-type="float">3</meta:user-defined>
    <meta:user-defined meta:name="ScreenUsage" meta:value-type="float">2</meta:user-defined>
    <meta:user-defined meta:name="ShowNotes" meta:value-type="boolean">false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</office:meta>
</office:document-meta>
</file>